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783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it_label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mmit 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textFiles</text:p>
          </table:table-cell>
          <table:table-cell office:value-type="string" calcext:value-type="string">
            <text:p>textLines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oext</text:p>
          </table:table-cell>
          <table:table-cell office:value-type="string" calcext:value-type="string">
            <text:p>pydat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olidity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yarn</text:p>
          </table:table-cell>
        </table:table-row>
        <table:table-row table:style-name="ro1">
          <table:table-cell office:value-type="string" calcext:value-type="string">
            <text:p>c977126894ee73e8d06bc17c4ff66eddf34e88ac</text:p>
          </table:table-cell>
          <table:table-cell office:value-type="string" calcext:value-type="string">
            <text:p>yar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8215d18c0996117ad9f92523f951fd371752b6e2</text:p>
          </table:table-cell>
          <table:table-cell office:value-type="string" calcext:value-type="string">
            <text:p>ya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215d18c0996117ad9f92523f951fd371752b6e2</text:p>
          </table:table-cell>
          <table:table-cell office:value-type="string" calcext:value-type="string">
            <text:p>ya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811639d0599306954e1e2f222cc9fbd5743023a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5e5ca206dc7df9ac6759491edb52f92a7021f8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e671540a0061a47b4b9d3dd0c257536ab722dc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b9511ac7395b7f6dbff5b267dd9fe819296ca6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b9511ac7395b7f6dbff5b267dd9fe819296ca6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d8079ceb5da631f0f441a81f5cd25d34d8d92e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447f2b246390f4c00cb5dd3322e2adca39784f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80faf9b8d2f6271154e96bd4585f702e05503b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62da32ea7adaffb7b10e57541149e687a3421a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f1cae217b8e91b700313c783aeba717d1b7008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d383f930ca4cda0ee26117337b73515ab84b0f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d5a9fa34ff7aac516394432c3ee8545fe9cd5f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40eed8cbf8ef372fc5c048d95a588cac8f63b3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1493e016738b92a724ed617bcbc14be9de78a1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489361c5b0fadac8d83fe0f7de153fceab3d2b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1" calcext:value-type="float">
            <text:p>93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489361c5b0fadac8d83fe0f7de153fceab3d2b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1" calcext:value-type="float">
            <text:p>93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3f304bfc259046f9006a3773fbe4bae62482db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2168dff3323216fe267bb474200edd46235b8d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5" calcext:value-type="float">
            <text:p>14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.54" calcext:value-type="float">
            <text:p>85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28b2e2261ab7722be4394b16f231afc73d8c9c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4" calcext:value-type="float">
            <text:p>15.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.55" calcext:value-type="float">
            <text:p>84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28b2e2261ab7722be4394b16f231afc73d8c9c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4" calcext:value-type="float">
            <text:p>15.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.55" calcext:value-type="float">
            <text:p>84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ced0eb93c08445546f1f49c072ce6b572c926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81" calcext:value-type="float">
            <text:p>81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b34088954286ff84ca24f99a2664873c99c5dc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39" calcext:value-type="float">
            <text:p>81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b34088954286ff84ca24f99a2664873c99c5dc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39" calcext:value-type="float">
            <text:p>81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8413a365a4f66c367c47a8e128293332a0dd42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2" calcext:value-type="float">
            <text:p>28.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.57" calcext:value-type="float">
            <text:p>7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8413a365a4f66c367c47a8e128293332a0dd42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2" calcext:value-type="float">
            <text:p>28.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.57" calcext:value-type="float">
            <text:p>7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98789502c5e1c604601074cd062363206d6fc3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55" calcext:value-type="float">
            <text:p>32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44" calcext:value-type="float">
            <text:p>67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8cf2e2a67fa1fac5023e65680b73997e945e1a</text:p>
          </table:table-cell>
          <table:table-cell office:value-type="string" calcext:value-type="string">
            <text:p>solidity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1" calcext:value-type="float">
            <text:p>34.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.78" calcext:value-type="float">
            <text:p>65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cae554d472e12828ecc528f09eebfcaeb5aa33</text:p>
          </table:table-cell>
          <table:table-cell office:value-type="string" calcext:value-type="string">
            <text:p>solidit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4" calcext:value-type="float">
            <text:p>38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.85" calcext:value-type="float">
            <text:p>61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f1f34664b407352a4b1226b9f9eabf01079db4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07" calcext:value-type="float">
            <text:p>41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92" calcext:value-type="float">
            <text:p>58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8da8646e1726f4c0e382e4aeb6b8e23c686600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7" calcext:value-type="float">
            <text:p>41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8da8646e1726f4c0e382e4aeb6b8e23c686600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7" calcext:value-type="float">
            <text:p>41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a8af0915854a0896ebcac5be03bc3d7084843ae</text:p>
          </table:table-cell>
          <table:table-cell office:value-type="string" calcext:value-type="string">
            <text:p>solidity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5" calcext:value-type="float">
            <text:p>43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.64" calcext:value-type="float">
            <text:p>56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355890e1cd2d849a540f8f368bd841c970440</text:p>
          </table:table-cell>
          <table:table-cell office:value-type="string" calcext:value-type="string">
            <text:p>solidit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7" calcext:value-type="float">
            <text:p>44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.82" calcext:value-type="float">
            <text:p>55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355890e1cd2d849a540f8f368bd841c970440</text:p>
          </table:table-cell>
          <table:table-cell office:value-type="string" calcext:value-type="string">
            <text:p>solidit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7" calcext:value-type="float">
            <text:p>44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.82" calcext:value-type="float">
            <text:p>55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eb56ee91111b919a4263f6ba461d51c82ef5d1</text:p>
          </table:table-cell>
          <table:table-cell office:value-type="string" calcext:value-type="string">
            <text:p>solidit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2" calcext:value-type="float">
            <text:p>47.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21414606d6d64398a3941dfe49d5468dc886b9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5" calcext:value-type="float">
            <text:p>51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.54" calcext:value-type="float">
            <text:p>48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21414606d6d64398a3941dfe49d5468dc886b9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5" calcext:value-type="float">
            <text:p>51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.54" calcext:value-type="float">
            <text:p>48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21414606d6d64398a3941dfe49d5468dc886b9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5" calcext:value-type="float">
            <text:p>51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.54" calcext:value-type="float">
            <text:p>48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21414606d6d64398a3941dfe49d5468dc886b9</text:p>
          </table:table-cell>
          <table:table-cell office:value-type="string" calcext:value-type="string">
            <text:p>solidit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5" calcext:value-type="float">
            <text:p>51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.54" calcext:value-type="float">
            <text:p>48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d425169db45a1cc05e705ad1cd74363d6bd9a8</text:p>
          </table:table-cell>
          <table:table-cell office:value-type="string" calcext:value-type="string">
            <text:p>solidit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" calcext:value-type="float">
            <text:p>6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.69" calcext:value-type="float">
            <text:p>39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dac32a03f3c364e6d603c0fb9fee336da0e2d9</text:p>
          </table:table-cell>
          <table:table-cell office:value-type="string" calcext:value-type="string">
            <text:p>solid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.53" calcext:value-type="float">
            <text:p>6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46" calcext:value-type="float">
            <text:p>38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d5d4ef8eaa7e2fb25e6e631a01d0228c652523</text:p>
          </table:table-cell>
          <table:table-cell office:value-type="string" calcext:value-type="string">
            <text:p>solidit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.67" calcext:value-type="float">
            <text:p>65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264c672d179a17e076af9b790a1f8dde5d40f8</text:p>
          </table:table-cell>
          <table:table-cell office:value-type="string" calcext:value-type="string">
            <text:p>solidit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33" calcext:value-type="float">
            <text:p>33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238855cd9060730348a3b30603ef94f7c7905c</text:p>
          </table:table-cell>
          <table:table-cell office:value-type="string" calcext:value-type="string">
            <text:p>solidit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42" calcext:value-type="float">
            <text:p>68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3482091e10a0123c51affdc0cf95d745182210</text:p>
          </table:table-cell>
          <table:table-cell office:value-type="string" calcext:value-type="string">
            <text:p>solidit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33" calcext:value-type="float">
            <text:p>73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66" calcext:value-type="float">
            <text:p>26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5017f06df17409d329f800da77459cc8a0833f</text:p>
          </table:table-cell>
          <table:table-cell office:value-type="string" calcext:value-type="string">
            <text:p>solidity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96" calcext:value-type="float">
            <text:p>70.96</text:p>
          </table:table-cell>
          <table:table-cell office:value-type="float" office:value="5.37" calcext:value-type="float">
            <text:p>5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65" calcext:value-type="float">
            <text:p>23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e1831aed988388874790481e542dbd6a27c100</text:p>
          </table:table-cell>
          <table:table-cell office:value-type="string" calcext:value-type="string">
            <text:p>solidit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27" calcext:value-type="float">
            <text:p>77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72" calcext:value-type="float">
            <text:p>22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1a4821b21fd31579b5d7e3627c7984cd7fa6f6</text:p>
          </table:table-cell>
          <table:table-cell office:value-type="string" calcext:value-type="string">
            <text:p>solidit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7" calcext:value-type="float">
            <text:p>26.17</text:p>
          </table:table-cell>
          <table:table-cell office:value-type="float" office:value="51.56" calcext:value-type="float">
            <text:p>51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26" calcext:value-type="float">
            <text:p>22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5c1352cf531ba26ef66a73f604666b8a9d8b1f</text:p>
          </table:table-cell>
          <table:table-cell office:value-type="string" calcext:value-type="string">
            <text:p>solidit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8" calcext:value-type="float">
            <text:p>40.98</text:p>
          </table:table-cell>
          <table:table-cell office:value-type="float" office:value="38.25" calcext:value-type="float">
            <text:p>38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76" calcext:value-type="float">
            <text:p>20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6961812cc5e7f3ae9ddc0b6de8281000eeeeef</text:p>
          </table:table-cell>
          <table:table-cell office:value-type="string" calcext:value-type="string">
            <text:p>solidit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7" calcext:value-type="float">
            <text:p>30.37</text:p>
          </table:table-cell>
          <table:table-cell office:value-type="float" office:value="53.16" calcext:value-type="float">
            <text:p>53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45" calcext:value-type="float">
            <text:p>16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fa3284a4486abeef236f36f42d097da33037bd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2.32" calcext:value-type="float">
            <text:p>12.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.82" calcext:value-type="float">
            <text:p>80.82</text:p>
          </table:table-cell>
          <table:table-cell office:value-type="float" office:value="0" calcext:value-type="float">
            <text:p>0</text:p>
          </table:table-cell>
          <table:table-cell office:value-type="float" office:value="5.47" calcext:value-type="float">
            <text:p>5.47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3ee3e8501fef64768d380e94f923d969db395f82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4.59" calcext:value-type="float">
            <text:p>94.59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4b1aad7838a2caf9af253751cdc163febad1ab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88df859f5eb4aa258fbf7390a98ce4c0a91485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6566859353fbf5926a5ce15add75bcd66f37d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47461fabeefa3ff3fbecc445bd3f1f8d28ff84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baa1e7c27a280ab6369baa83bdc7756055d573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0b2fdd9f2880276d3c781afd55e98823f87a67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12b3f293883ca5d7ec6cb9f9b915d74962fa16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9f906bac0c13d7e2d382dc1410e2572bafa435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1b920ec4be36f6b8ccf753cec3e9898fcead6b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16df848f4f00798d76176e7b0fe217b0b48e3e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16df848f4f00798d76176e7b0fe217b0b48e3e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2a08c166a4ded62475768d76b9d7cbc834ea77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c384e800cfea665093b7e9e6eb1503bfc67725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4b0ef531fe942f76c7dcf45f5459f9b8abf6d7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cb2c748366eb868e9f2e5fba606dfb2b19f3e2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bf2a476c6d14dd7e18d5c9997ff5d63dd2f484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ab9fce9301cdda34f69a812b1c49792c9b85b6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b9a1f3016a07fa8dc837e0c613638380208079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cf0f6a5564bf79bcb53bddb586f78115e677d2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f1295a1910e18a7aa804f2fcf257406aa3a4c25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eb637936e8a351252c3a6b89238e3b1460550e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f73ace28169e9f9ed0404d3c6054169fa856fb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66228ce8f9850de2da223225d923302c597435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9848b4a95f45a98a23e697c4928b216f02d337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a1066d7652c21fd7878d3f8699c0f562d09ed9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b86cf89bba6fa84fa2304bc8414e32238c496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b86cf89bba6fa84fa2304bc8414e32238c496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46789f591cd61f6c7c270b1a89552840e60126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72e394e6dc1e963c7691aa259f9bbd6857f3a9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bc89cdcbf034a23e0a85fedfa19176bc64a6f2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6228d121ef5d115c6c552d42f16e282eee24bb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6a5727254cccea9093b922149d09d070f90343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4e2ebde3e121926045dbecbb5991a99711e2ad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03cef39313978c7da0bea529a9686cc63633fa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0d20e8245532efc8a4c49f7a280088cf52e36d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2c8e5ac312d94296b9b74b7656538f5fd91b08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2c8e5ac312d94296b9b74b7656538f5fd91b08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dc18ea39869f2700a64e8699a0594f814d5e73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.25" calcext:value-type="float">
            <text:p>1.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24d412970834579d4a40b4734d23adc9093cf3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1.51" calcext:value-type="float">
            <text:p>1.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.48" calcext:value-type="float">
            <text:p>98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f9084af9fd9451e84aa6d458a9c25c185031bb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.64" calcext:value-type="float">
            <text:p>97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a0d6b159a68c62b55f1f552c9ddeb6b7b9420363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.88" calcext:value-type="float">
            <text:p>5.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4.11" calcext:value-type="float">
            <text:p>94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d6b159a68c62b55f1f552c9ddeb6b7b9420363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.88" calcext:value-type="float">
            <text:p>5.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4.11" calcext:value-type="float">
            <text:p>94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e665aa5cec9e2e93027dda5197c3365837946c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a5501ee66c0e2fc1be65ba9d294ac62ff7ab140f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.03" calcext:value-type="float">
            <text:p>3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.87" calcext:value-type="float">
            <text:p>87.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8ee31fba178e80681b03256e2a9bf6f501b880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string" calcext:value-type="string">
            <text:p>27d7bacb57be5b9e193a535de2bb4b54b6be193b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3.04" calcext:value-type="float">
            <text:p>13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.95" calcext:value-type="float">
            <text:p>86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24546903a814d8b238947d444803074afbe31f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6" calcext:value-type="float">
            <text:p>1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33" calcext:value-type="float">
            <text:p>85.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fd520e34b8adcfe0d1d8063748eb9be1d93eb9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65dee4b6c0fff0103bbf437cd22f9af9fb3ba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.76" calcext:value-type="float">
            <text:p>5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.92" calcext:value-type="float">
            <text:p>7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804c0a0c0be7941c5aa720f8a64367961b6b1bc2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e90e4fbb101dfb93b84d24c27334e9547ec57d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4" calcext:value-type="float">
            <text:p>3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9" calcext:value-type="float">
            <text:p>67.0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6f77b63e836acfd30f449196c22a78cab9f8aeb4</text:p>
          </table:table-cell>
          <table:table-cell office:value-type="string" calcext:value-type="string">
            <text:p>pyth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1.18" calcext:value-type="float">
            <text:p>1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.81" calcext:value-type="float">
            <text:p>98.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9e0455d42b61c16ed2a134111993b872e3c32</text:p>
          </table:table-cell>
          <table:table-cell office:value-type="string" calcext:value-type="string">
            <text:p>pyth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66" calcext:value-type="float">
            <text:p>5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3" calcext:value-type="float">
            <text:p>43.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a0a2045418770711d2ce8fb456c153f532c4ab</text:p>
          </table:table-cell>
          <table:table-cell office:value-type="string" calcext:value-type="string">
            <text:p>pyth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29" calcext:value-type="float">
            <text:p>35.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54252b2251f15f2b40bfb6d243d1f665f9c0ec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ceb8f0a0fe97e3c6a7f14f314592a85f8bba17</text:p>
          </table:table-cell>
          <table:table-cell office:value-type="string" calcext:value-type="string">
            <text:p>pytho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b490ccd2ebe56cd3fd72fcd1a8113481ed6bf9</text:p>
          </table:table-cell>
          <table:table-cell office:value-type="string" calcext:value-type="string">
            <text:p>minor_yar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7d5a3a0277be7b6d5443f1270230acec36eff07</text:p>
          </table:table-cell>
          <table:table-cell office:value-type="string" calcext:value-type="string">
            <text:p>minor_yar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5b2f1bc83fac76cd8d71ec83dc5d9e23edabac4</text:p>
          </table:table-cell>
          <table:table-cell office:value-type="string" calcext:value-type="string">
            <text:p>minor_yar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4592017909962c21aba7bff888564f4aeea6cf2</text:p>
          </table:table-cell>
          <table:table-cell office:value-type="string" calcext:value-type="string">
            <text:p>minor_yar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265eb11f7c613b24acc44d08f212bcf160d6dfe</text:p>
          </table:table-cell>
          <table:table-cell office:value-type="string" calcext:value-type="string">
            <text:p>minor_yar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efba1da50179ab779ccdee36ff8f09848c4763f</text:p>
          </table:table-cell>
          <table:table-cell office:value-type="string" calcext:value-type="string">
            <text:p>minor_so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27ca7cb8b226bb3d2145a522d631fd5e5b14ba</text:p>
          </table:table-cell>
          <table:table-cell office:value-type="string" calcext:value-type="string">
            <text:p>minor_p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d773d68f13561b8897fe75ae97b3a7691f100e</text:p>
          </table:table-cell>
          <table:table-cell office:value-type="string" calcext:value-type="string">
            <text:p>minor_p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ca448f1d3980e9515ad4491166d007bd02d6c9</text:p>
          </table:table-cell>
          <table:table-cell office:value-type="string" calcext:value-type="string">
            <text:p>minor_p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9d16941c461e5d5934d3e0f5c8cecabfc08130</text:p>
          </table:table-cell>
          <table:table-cell office:value-type="string" calcext:value-type="string">
            <text:p>minor_p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d8a36c6cc23948e0604f4aa58ba4a66ae950f8</text:p>
          </table:table-cell>
          <table:table-cell office:value-type="string" calcext:value-type="string">
            <text:p>minor_p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df6d99db75ba8aaf157a6d134d0859da58e923</text:p>
          </table:table-cell>
          <table:table-cell office:value-type="string" calcext:value-type="string">
            <text:p>minor_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f166fcef37a54a2e4d4552aec066866945b757</text:p>
          </table:table-cell>
          <table:table-cell office:value-type="string" calcext:value-type="string">
            <text:p>minor_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95d6762f9ce0037aef8d9e8a7670d35528da59</text:p>
          </table:table-cell>
          <table:table-cell office:value-type="string" calcext:value-type="string">
            <text:p>minor_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71b65fae26cf20c90c2aed934ff6ce2b5d1ab1</text:p>
          </table:table-cell>
          <table:table-cell office:value-type="string" calcext:value-type="string">
            <text:p>minor_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6a3b3db240dcba68686527db55334cbe1ee5d4</text:p>
          </table:table-cell>
          <table:table-cell office:value-type="string" calcext:value-type="string">
            <text:p>minor_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15a4b12c6675ffe3dd9fc9430f78d4855a8211</text:p>
          </table:table-cell>
          <table:table-cell office:value-type="string" calcext:value-type="string">
            <text:p>minor_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06882d916c4c14592d3a3e133b4d325afebedf</text:p>
          </table:table-cell>
          <table:table-cell office:value-type="string" calcext:value-type="string">
            <text:p>minor_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e27c3501f229bd94f1aa3219d1a82fa1e1cc82c</text:p>
          </table:table-cell>
          <table:table-cell office:value-type="string" calcext:value-type="string">
            <text:p>minor_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87a7e3339ba85e20ff117c28a12e98e491e8bb</text:p>
          </table:table-cell>
          <table:table-cell office:value-type="string" calcext:value-type="string">
            <text:p>minor_p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113df8262a487a052e5c467d9f70144b49e4b</text:p>
          </table:table-cell>
          <table:table-cell office:value-type="string" calcext:value-type="string">
            <text:p>minor_p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.33" calcext:value-type="float">
            <text:p>33.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a64691277207e96f91db76619114c43d546707</text:p>
          </table:table-cell>
          <table:table-cell office:value-type="string" calcext:value-type="string">
            <text:p>minor_p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.33" calcext:value-type="float">
            <text:p>33.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b7a0e73bb092dce2f0034342b8550b36338f7c</text:p>
          </table:table-cell>
          <table:table-cell office:value-type="string" calcext:value-type="string">
            <text:p>minor_p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.33" calcext:value-type="float">
            <text:p>33.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cc5dfb9f0ef0dd957e057db4071a4b163e8435</text:p>
          </table:table-cell>
          <table:table-cell office:value-type="string" calcext:value-type="string">
            <text:p>minor_p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.33" calcext:value-type="float">
            <text:p>33.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ab90ff48b3e7bfa824e6b129debac42994acd2</text:p>
          </table:table-cell>
          <table:table-cell office:value-type="string" calcext:value-type="string">
            <text:p>minor_m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b957d3ef333048ed84ed0ab23f03e11c4faf1a</text:p>
          </table:table-cell>
          <table:table-cell office:value-type="string" calcext:value-type="string">
            <text:p>minor_m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02c75f18aef17df01972c9362bb65eba817383</text:p>
          </table:table-cell>
          <table:table-cell office:value-type="string" calcext:value-type="string">
            <text:p>minor_m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fcc1ac8d58727c9587f981e78ac509ea377792</text:p>
          </table:table-cell>
          <table:table-cell office:value-type="string" calcext:value-type="string">
            <text:p>minor_m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e150cece35d7a1837a16133185ccce39b1514c</text:p>
          </table:table-cell>
          <table:table-cell office:value-type="string" calcext:value-type="string">
            <text:p>minor_m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3ef8395c26d3a2ad6e0e2c4cfdd016c333167d</text:p>
          </table:table-cell>
          <table:table-cell office:value-type="string" calcext:value-type="string">
            <text:p>minor_m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f7b6f8396752bfc294085e9332bc15f81532d7</text:p>
          </table:table-cell>
          <table:table-cell office:value-type="string" calcext:value-type="string">
            <text:p>minor_m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19bd5055bc6b8f0fb1179896032bd615a02712</text:p>
          </table:table-cell>
          <table:table-cell office:value-type="string" calcext:value-type="string">
            <text:p>minor_m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f9691fc3162b60f05a331bd608c683ba40bcd9</text:p>
          </table:table-cell>
          <table:table-cell office:value-type="string" calcext:value-type="string">
            <text:p>minor_m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6008adb938133267ec54fbce9b31bd214ab512</text:p>
          </table:table-cell>
          <table:table-cell office:value-type="string" calcext:value-type="string">
            <text:p>minor_m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ddcaa50f68db41dbdc1a2a4620a630e012af51</text:p>
          </table:table-cell>
          <table:table-cell office:value-type="string" calcext:value-type="string">
            <text:p>minor_m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8b8eec8b66590c10b7f5eda2841b8092339f4e</text:p>
          </table:table-cell>
          <table:table-cell office:value-type="string" calcext:value-type="string">
            <text:p>minor_m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9bc5d998aba5ac7d40cc40c1a3d460cbc4649d</text:p>
          </table:table-cell>
          <table:table-cell office:value-type="string" calcext:value-type="string">
            <text:p>minor_m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1538ac44f601962f56483d59fd305a4127bc36</text:p>
          </table:table-cell>
          <table:table-cell office:value-type="string" calcext:value-type="string">
            <text:p>minor_m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f5666bf5e3bbcd117396da0929a2ce51a3a7f</text:p>
          </table:table-cell>
          <table:table-cell office:value-type="string" calcext:value-type="string">
            <text:p>minor_m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9e9f69375552e4ff1ffc5d7d6ef21d3f39466f</text:p>
          </table:table-cell>
          <table:table-cell office:value-type="string" calcext:value-type="string">
            <text:p>minor_m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a90693a85a9e780628a4a0771f767b2e79ee6e</text:p>
          </table:table-cell>
          <table:table-cell office:value-type="string" calcext:value-type="string">
            <text:p>minor_m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386794e0f4f1d026b33926acfa1b2191f7dcb9</text:p>
          </table:table-cell>
          <table:table-cell office:value-type="string" calcext:value-type="string">
            <text:p>minor_m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d58267c0bd1311845239a681aa97a98fc7785b</text:p>
          </table:table-cell>
          <table:table-cell office:value-type="string" calcext:value-type="string">
            <text:p>minor_js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2000bcb13c3c5dec157eab45ad939a316a0e7e</text:p>
          </table:table-cell>
          <table:table-cell office:value-type="string" calcext:value-type="string">
            <text:p>minor_jso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7b70af76681c63b2aa1906b68d520042088f30</text:p>
          </table:table-cell>
          <table:table-cell office:value-type="string" calcext:value-type="string">
            <text:p>minor_j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6" calcext:value-type="float">
            <text:p>66.6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8b7ffd7ae3f3e78cd74ac4c3dfba75587ed8df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.44</text:p>
          </table:table-cell>
          <table:table-cell office:value-type="float" office:value="55.55" calcext:value-type="float">
            <text:p>55.5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d69d8f52146dfa53e1753666930f9fd28b231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86bd9fd5c95bece8cf6a30a022d3b42a27981d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033390ef6da7eea408b9b148593af5949b2348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33bfdbb38aa768f8687415d8d3184b993e268d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f56e9a4633ac800e14ce5629d16e3cbeafa4d9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e591a067c9c08affe4970b9f440473d6915984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51307852227b7ad503d48bcc408cac00053944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c35943fa1ad2bd2830719d83da87d2d5a84f67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584316293906625ecc67db4a3d9194d15b31e0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6856eb0ddc120cdaf3e331ab4675d3301596db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58fdfb9d0fed48bfb827a44162a150c41ed8ca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43bfcb2720a53ca5c8cc5889443f9b373bca51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eb0aebc22ecc9cb16b391ea02a7f2a519e2dd3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ad79ae971d10e2ef503a21d198780a3ad6ecc5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ed93afed5c2c4faad5cc02fd3a2f81b1da5c23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017924f77f714272e5e004346be1e4a7fc6ff0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a5e2c1f47e16b2e1fe1fe08497a0e5432a043d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84db194ce4b77b39dc64ff95fc665f1d0d0f34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5915824d0a2bbf750355f8d3302a012fe7aacb</text:p>
          </table:table-cell>
          <table:table-cell office:value-type="string" calcext:value-type="string">
            <text:p>minor_j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9dbf1fd9de7986c7e6bf9555d70a285a005a41</text:p>
          </table:table-cell>
          <table:table-cell office:value-type="string" calcext:value-type="string">
            <text:p>minor_j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ee155c469f27191e0b8f3b3676afd7a9ec85fe</text:p>
          </table:table-cell>
          <table:table-cell office:value-type="string" calcext:value-type="string">
            <text:p>minor_j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e559f23f25fa7c2fbe1a7bfd8e5cebfc23521b</text:p>
          </table:table-cell>
          <table:table-cell office:value-type="string" calcext:value-type="string">
            <text:p>minor_j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b4cd5bbd7df0d905d47661ac4dac5748180f62</text:p>
          </table:table-cell>
          <table:table-cell office:value-type="string" calcext:value-type="string">
            <text:p>minor_j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8d857e0ac32e6de8868a31b895215c37c760d2</text:p>
          </table:table-cell>
          <table:table-cell office:value-type="string" calcext:value-type="string">
            <text:p>minor_j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278899efb8b360d6d089c38c8808d281ef0ba8</text:p>
          </table:table-cell>
          <table:table-cell office:value-type="string" calcext:value-type="string">
            <text:p>minor_j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0a8a9a597a684cb77acc298991433218ebf36</text:p>
          </table:table-cell>
          <table:table-cell office:value-type="string" calcext:value-type="string">
            <text:p>minor_j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8" calcext:value-type="float">
            <text:p>88.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9ec8a219e6357053a373d49f46be1370b7d974</text:p>
          </table:table-cell>
          <table:table-cell office:value-type="string" calcext:value-type="string">
            <text:p>minor_j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a62ae696f767b692713c7ba65533f8db0bbf61</text:p>
          </table:table-cell>
          <table:table-cell office:value-type="string" calcext:value-type="string">
            <text:p>minor_ht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229d169855f953612b814401a155e6535e074b</text:p>
          </table:table-cell>
          <table:table-cell office:value-type="string" calcext:value-type="string">
            <text:p>minor_ht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494d96379a83b133d81c0f8ea1b0d7c766e148</text:p>
          </table:table-cell>
          <table:table-cell office:value-type="string" calcext:value-type="string">
            <text:p>mino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ecd44a275d9e35a2d6578163275ed8d7caeaa9</text:p>
          </table:table-cell>
          <table:table-cell office:value-type="string" calcext:value-type="string">
            <text:p>min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2024b743f90399250a6df76913d32a55a1d5f7</text:p>
          </table:table-cell>
          <table:table-cell office:value-type="string" calcext:value-type="string">
            <text:p>min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56b34133d201a634af8bd77945a19be599053d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68" calcext:value-type="float">
            <text:p>20.68</text:p>
          </table:table-cell>
          <table:table-cell office:value-type="float" office:value="79.31" calcext:value-type="float">
            <text:p>79.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dd79b498b5460959c0edad19c24baad0b18121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05" calcext:value-type="float">
            <text:p>21.05</text:p>
          </table:table-cell>
          <table:table-cell office:value-type="float" office:value="78.94" calcext:value-type="float">
            <text:p>78.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7f49472352c11f14cfb95f5182f9c6254adfe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office:value-type="float" office:value="71.42" calcext:value-type="float">
            <text:p>71.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6d5c2a0bbe36b1f7bb7b7b79796ef77d6170bb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9ef02b94da8eb19948d729dde6576d5f1d43eb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6" calcext:value-type="float">
            <text:p>66.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fcdd0d561f85924a1b8266c564604d554e8148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5" calcext:value-type="float">
            <text:p>42.85</text:p>
          </table:table-cell>
          <table:table-cell office:value-type="float" office:value="57.14" calcext:value-type="float">
            <text:p>57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0fb28e7676737f2086f5032dd9dfca85431b0b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5" calcext:value-type="float">
            <text:p>42.85</text:p>
          </table:table-cell>
          <table:table-cell office:value-type="float" office:value="57.14" calcext:value-type="float">
            <text:p>57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83df7c7248402940a25a3f5d223131c7ece82e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15" calcext:value-type="float">
            <text:p>46.15</text:p>
          </table:table-cell>
          <table:table-cell office:value-type="float" office:value="53.84" calcext:value-type="float">
            <text:p>53.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c9ee7599ba3c5a8109925cdb6e76fa9ff389fe2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15" calcext:value-type="float">
            <text:p>46.15</text:p>
          </table:table-cell>
          <table:table-cell office:value-type="float" office:value="53.84" calcext:value-type="float">
            <text:p>53.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bf5cc33fa7f5e3b4cf47805ce53510c563b29b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15" calcext:value-type="float">
            <text:p>46.15</text:p>
          </table:table-cell>
          <table:table-cell office:value-type="float" office:value="53.84" calcext:value-type="float">
            <text:p>53.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e2f7b6bdac015179963dbdbc8392fbfad1476e</text:p>
          </table:table-cell>
          <table:table-cell office:value-type="string" calcext:value-type="string">
            <text:p>m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float" office:value="50.5" calcext:value-type="float">
            <text:p>5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18ce23cc7478a2998c59c24c77663482cf7d01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.95" calcext:value-type="float">
            <text:p>8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04" calcext:value-type="float">
            <text:p>17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18ce23cc7478a2998c59c24c77663482cf7d01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.95" calcext:value-type="float">
            <text:p>8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04" calcext:value-type="float">
            <text:p>17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d570cb5b927647c3ebe9b31ba6b1d209f941b2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.59" calcext:value-type="float">
            <text:p>92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68a80e1b7290346f05aa9a16c18ae9d5c804e7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14f9f55a4bbdbc3721fa8dd540ddb2d11cf17c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148b92ae6583d3dead141081824c1c3c5ffd79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c2d3632e182572346d3e4496725af169eec168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c5e07f02ecca817c50231a93fdea2bc39fdd75d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740d1307af0f0a4e373c225de6439b9b51c02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293821e31238ffc24d648d7aa1dfd217207a05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293821e31238ffc24d648d7aa1dfd217207a05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5d1e76077bb7649c0402dc036c54575ac5435c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ecb683c5033d3aed39af3eee2ef63a411d0096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a0b83b621eb9e05ccb339430434d03909f656e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586655707035bb64bc3cdb4c4adb20fcd9b882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d802e486646bf59781b4e5d5980a58871462c2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4b99b83df94be19b968abff3e143e7d319601e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82cabc8a12bb8272fdf8365a8cd807f478ecd0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e5f5c0f85016ec3e99e5b028c2d5d16bc341a2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967e7d0f854ba604e82b8948238d77eb48d265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345670d908b8140986359d633b94e84254672c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62e5422eec667fef8fc387d76d4c8c346583cb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3" calcext:value-type="float">
            <text:p>9.83</text:p>
          </table:table-cell>
          <table:table-cell office:value-type="float" office:value="90.16" calcext:value-type="float">
            <text:p>90.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d6a5f8c9b83b4ffcfe3a584bcf2dcf23316144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1" calcext:value-type="float">
            <text:p>14.81</text:p>
          </table:table-cell>
          <table:table-cell office:value-type="float" office:value="85.18" calcext:value-type="float">
            <text:p>85.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ffea87d2453d64c6e6572cc0f4b5e998ed4c14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11559b20b4a0be258f05b5bf94875cdd0fe559</text:p>
          </table:table-cell>
          <table:table-cell office:value-type="string" calcext:value-type="string">
            <text:p>markdow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4" calcext:value-type="float">
            <text:p>17.14</text:p>
          </table:table-cell>
          <table:table-cell office:value-type="float" office:value="0" calcext:value-type="float">
            <text:p>0</text:p>
          </table:table-cell>
          <table:table-cell office:value-type="float" office:value="82.85" calcext:value-type="float">
            <text:p>82.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650caecb3508ef5628b6a9f7767c6d19562d59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c08f3bfd7eda8c8e0daca2e7978c1a23fc979a</text:p>
          </table:table-cell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64bbd8ea1d6f6887fe79c05390f62929f8461c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13" calcext:value-type="float">
            <text:p>83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86" calcext:value-type="float">
            <text:p>16.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7b3a0af3b98457592e06c3faf3232ef7028789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c7c458eb1fd81962483be6f3779ec2e6850694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f82c00a06ffdea0d560b822ab995ebfa1ffb447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76c1bb91d7136cf945179a00cf40847b9c413f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76c1bb91d7136cf945179a00cf40847b9c413f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910edb99e762016c6c079aa03d4b4aa2339896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883ea8cd14dc2ed3e59c78f65a752239c5fed6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ae4ae567fb0d2945f14c7b9e52f70072edbf6c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ae4ae567fb0d2945f14c7b9e52f70072edbf6c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8a2345f5a0244a7e22be9128cdd5dec0e94f70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3acaee71283f4d7137e309e62cf6a65cf0a2eb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3acaee71283f4d7137e309e62cf6a65cf0a2eb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f4bc2ce94fcf1bddf9a21cd5f6c31e0522a5c8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e53aefeea1ff6575efe9cafb06ff908eca2be8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76eea20172ca7d29e01e09effee82bee866093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b5c22a80fbf67e73cd90acab9b1099a0dd275a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9b9a416e024cb59c79770d711d0337fd9ae188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97.5" calcext:value-type="float">
            <text:p>97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fd4f6117c58d2bce8e9dd337368c9258f8f3c9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74" calcext:value-type="float">
            <text:p>95.7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b42bf7a41eb7f98553c5f523f18d00deb81430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" calcext:value-type="float">
            <text:p>6.15</text:p>
          </table:table-cell>
          <table:table-cell office:value-type="float" office:value="93.84" calcext:value-type="float">
            <text:p>93.8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b42bf7a41eb7f98553c5f523f18d00deb81430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" calcext:value-type="float">
            <text:p>6.15</text:p>
          </table:table-cell>
          <table:table-cell office:value-type="float" office:value="93.84" calcext:value-type="float">
            <text:p>93.8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a0134c0a9b666245b677c6ecd67f3b278906ab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93.75" calcext:value-type="float">
            <text:p>93.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79a72527d7bac2ce90bee439ac64742469bb22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92.3" calcext:value-type="float">
            <text:p>92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73cdfb721bfaf1765c9ac3333b12b2ac9249d6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7" calcext:value-type="float">
            <text:p>9.27</text:p>
          </table:table-cell>
          <table:table-cell office:value-type="float" office:value="90.72" calcext:value-type="float">
            <text:p>90.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263f6ca8fdfb761d6e85a5da31cea2f3400291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89.47" calcext:value-type="float">
            <text:p>89.4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2e5e692462339c0aeb1b14bda3812075d7db8f</text:p>
          </table:table-cell>
          <table:table-cell office:value-type="string" calcext:value-type="string">
            <text:p>js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office:value-type="float" office:value="83.33" calcext:value-type="float">
            <text:p>83.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3efa272a70180c2a1dfb16d490b54085e164bf</text:p>
          </table:table-cell>
          <table:table-cell office:value-type="string" calcext:value-type="string">
            <text:p>js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6" calcext:value-type="float">
            <text:p>18.66</text:p>
          </table:table-cell>
          <table:table-cell office:value-type="float" office:value="81.33" calcext:value-type="float">
            <text:p>81.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bb76dbc6e717d689e099631b60152508461a6</text:p>
          </table:table-cell>
          <table:table-cell office:value-type="string" calcext:value-type="string">
            <text:p>j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09" calcext:value-type="float">
            <text:p>63.09</text:p>
          </table:table-cell>
          <table:table-cell office:value-type="float" office:value="32.73" calcext:value-type="float">
            <text:p>32.73</text:p>
          </table:table-cell>
          <table:table-cell office:value-type="float" office:value="4.16" calcext:value-type="float">
            <text:p>4.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19be4390a58aaddea96160b5db873dcf6a0c6c</text:p>
          </table:table-cell>
          <table:table-cell office:value-type="string" calcext:value-type="string">
            <text:p>j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7" calcext:value-type="float">
            <text:p>21.27</text:p>
          </table:table-cell>
          <table:table-cell office:value-type="float" office:value="78.72" calcext:value-type="float">
            <text:p>78.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2474419b9591c5c68013ef65cf25fbb64eec9a</text:p>
          </table:table-cell>
          <table:table-cell office:value-type="string" calcext:value-type="string">
            <text:p>j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3" calcext:value-type="float">
            <text:p>21.73</text:p>
          </table:table-cell>
          <table:table-cell office:value-type="float" office:value="78.26" calcext:value-type="float">
            <text:p>78.2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dfb3a7955cc5437d61b2afae7e501c4b54d469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9" calcext:value-type="float">
            <text:p>35.29</text:p>
          </table:table-cell>
          <table:table-cell office:value-type="float" office:value="64.7" calcext:value-type="float">
            <text:p>64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4510aa0de3446ad141f4bdea36935cdf9a5ecb</text:p>
          </table:table-cell>
          <table:table-cell office:value-type="string" calcext:value-type="string">
            <text:p>j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3" calcext:value-type="float">
            <text:p>39.13</text:p>
          </table:table-cell>
          <table:table-cell office:value-type="float" office:value="60.86" calcext:value-type="float">
            <text:p>60.8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6631d108f85e47f651f0ae791604c82062ef3b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37.5" calcext:value-type="float">
            <text:p>37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617e56940dc20645ce2de0d8cf01a2173268f2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1fb0756c89338f3f2fd59b61df310d8ae795a2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74" calcext:value-type="float">
            <text:p>84.74</text:p>
          </table:table-cell>
          <table:table-cell office:value-type="float" office:value="15.25" calcext:value-type="float">
            <text:p>15.2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3c7c30933b89211a0d3271dc9c30c17ced9c29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28" calcext:value-type="float">
            <text:p>94.28</text:p>
          </table:table-cell>
          <table:table-cell office:value-type="float" office:value="5.71" calcext:value-type="float">
            <text:p>5.7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3f39494d280f8e9f5e01e47fd2481d10ee91e</text:p>
          </table:table-cell>
          <table:table-cell office:value-type="string" calcext:value-type="string">
            <text:p>j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88.57" calcext:value-type="float">
            <text:p>88.5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033687fbe31f2191cdcb9456d35335d8030043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86.04" calcext:value-type="float">
            <text:p>86.04</text:p>
          </table:table-cell>
          <table:table-cell office:value-type="float" office:value="4.65" calcext:value-type="float">
            <text:p>4.6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51b47a5f91bf9aecc81e1db32919bb481d3057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8" calcext:value-type="float">
            <text:p>98.58</text:p>
          </table:table-cell>
          <table:table-cell office:value-type="float" office:value="1.41" calcext:value-type="float">
            <text:p>1.4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396c70393c1bf053411c6fbdd27ad295d14d50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88" calcext:value-type="float">
            <text:p>98.88</text:p>
          </table:table-cell>
          <table:table-cell office:value-type="float" office:value="1.11" calcext:value-type="float">
            <text:p>1.1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1b2e4efcc72720c34a5356a97f320af37b67a3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4" calcext:value-type="float">
            <text:p>99.44</text:p>
          </table:table-cell>
          <table:table-cell office:value-type="float" office:value="0.55" calcext:value-type="float">
            <text:p>0.5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b3c05ca5dd5b969bba7ae951de0b50f9f0c75e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fcb2f4c36cb4b1324252f37c6d4a55259f2357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1d6480a65411ef00e8c97bd790319672a52eac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4caca697e8f2875b52df0721cf3e63d8e8ce0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722239dfa2d021b074098e76f790e0191aa12a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45acb555bf304ad30f7cc774993227149faa2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ab6c2c23e71290d0bcde26abeeaf8a06e24e50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cffc00a652565bd73a97fd5eae8e2811f522bc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a0dd5a1c96d36591fca372e46ed79e62f4081d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fa0b8d060b84b227f36d2f079961ea6e732b8a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6074e8af22bde37acc1ee2e5fc60833b8a00a4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656490d8b0e295dbd06da1ca0036b07dd62d1c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8baec246bcf06dba678d21077508aae4acec59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71a970b6fd692e26cf398973244ae1e153b9b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ff76e0265dff4ebaa9ba87e40db258f4ee39d7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53e5f41a829b907000d4d3dba18fd0635c66f7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87aa858972423c580d8bde6dba407104395de2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c01c98f0dd1554ad639efbd72ecd52f50eaad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3360135c32a67c6c3f9595d60ac38213676485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9b1ce2d2419d507e84a59cbcca27fedc4de064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bac697c3278715c631ac0dd4dccf50f1f26e61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61c35ec7246bf737341c1d24c429f1b919e69b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daa163fc40fa634da728fe07fa4b76659cc62e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e39d722258298c5049a16d692436724f0982c4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f7ecefc8aa2168f2efba9a62a0cdb098fb3641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583e60e035bf2593c6fc8a871a06f68328186a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2d94576169f3d9db24bca99f158ef4ecc7c990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813dbaaa520ddba28155995800c4353146d652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1c4c4ae0105a4de04081e3c3b7a69824fa21f2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7727dd364a23e570a9cf5c4651044da0db2f2e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f3768f5f9c9439de03fc1e210d387bb2ee19df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3fd9d163c5f032ef06c17768f49237f43db4f7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894100a820e603273594b311f9fd37af3a5404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f8b977e627a558aa5bf3c1637bcad2eef657a9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3f5b11e26b72787a305529efa8567acaa464bd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6c192f9a1de7bdb3c3c478ce3f23858a0bc5e4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744c3dd28566f1b2465085ec9b886e7943376f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17aa01018f66078bfcb8f692d113fcee8262b3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399bd579fdf93395154caff0d503f4e25b47ce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af2efd95ae1251003ff8ab9caa184e8e1c55bb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5e45500cc74baac6c3de184b6be50908da4b2d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1141613719333d541d60f69af730602e2e77bb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53d6ab6ae138f4c99ea58f9c01089e42089958</text:p>
          </table:table-cell>
          <table:table-cell office:value-type="string" calcext:value-type="string">
            <text:p>j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31746e57bcb1541f663576899a8b1f90c7afab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f0f4c92da6547ce93ffdcdc9f99a7b911da472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6bf9205b695cbcec9b45ae6b0e6704526dd451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400197a2fc3534ce7ec221c13578129bdc3aa1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47347e21af7aab1bf348fcf86ab2276e9596f4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4bdda20703729b549f2188d7b28ead034f2a53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5b9f56c519088d2c8c47192aa9ecf8ad10dd8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4c40b9cf5581e264d7e3a1444436bb64693b8d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4c40b9cf5581e264d7e3a1444436bb64693b8d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bb57d2af2ca4f7b2fa03df4430571193f05e21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62cc54d65c71ac1ddd1c54c322cef8d87353a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cde4dc4dfb887a48a965459057fd104f57138c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8243f4cc3e02e1aa9dd0d9240429e9f1dad928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52165f893af92eeb859f72065978702fb45f70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80f78bc4555216b4e01d2703cb1664fda61a22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34483853c9f4dfebb8aa3de5ea524816c5b413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377bd3ab94438006c5998c15d1d69a6b570e25</text:p>
          </table:table-cell>
          <table:table-cell office:value-type="string" calcext:value-type="string">
            <text:p>j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90f0b08ed8c404ba2c1ff4986ce4518ecbcde1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97.5" calcext:value-type="float">
            <text:p>97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9ac96417782986bdb7111436805d202e64ebfe</text:p>
          </table:table-cell>
          <table:table-cell office:value-type="string" calcext:value-type="string">
            <text:p>j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.19" calcext:value-type="float">
            <text:p>4.19</text:p>
          </table:table-cell>
          <table:table-cell office:value-type="float" office:value="95.8" calcext:value-type="float">
            <text:p>95.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7b61933a711b76647271ae354b4cc6e63f6821</text:p>
          </table:table-cell>
          <table:table-cell office:value-type="string" calcext:value-type="string">
            <text:p>j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.25" calcext:value-type="float">
            <text:p>10.25</text:p>
          </table:table-cell>
          <table:table-cell office:value-type="float" office:value="89.74" calcext:value-type="float">
            <text:p>89.7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2d84426ff34712040d5f329ba00a1a7abde2d0</text:p>
          </table:table-cell>
          <table:table-cell office:value-type="string" calcext:value-type="string">
            <text:p>j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.62" calcext:value-type="float">
            <text:p>12.62</text:p>
          </table:table-cell>
          <table:table-cell office:value-type="float" office:value="87.37" calcext:value-type="float">
            <text:p>87.3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ec69986c9379ddaf39ee6ab25038e4e10be9ee</text:p>
          </table:table-cell>
          <table:table-cell office:value-type="string" calcext:value-type="string">
            <text:p>j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85.71" calcext:value-type="float">
            <text:p>85.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86c83373227003dcf6dd4b9da9fd32ba5f74fc</text:p>
          </table:table-cell>
          <table:table-cell office:value-type="string" calcext:value-type="string">
            <text:p>j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string" calcext:value-type="string">
            <text:p>4749766cc2834a224f6fe69e33459b9e5ebfbcce</text:p>
          </table:table-cell>
          <table:table-cell office:value-type="string" calcext:value-type="string">
            <text:p>j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80.95" calcext:value-type="float">
            <text:p>80.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7a45e17ae8e0a74afa6dd0ca11791de709e4fd</text:p>
          </table:table-cell>
          <table:table-cell office:value-type="string" calcext:value-type="string">
            <text:p>j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5" calcext:value-type="float">
            <text:p>76.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.06" calcext:value-type="float">
            <text:p>22.06</text:p>
          </table:table-cell>
        </table:table-row>
        <table:table-row table:style-name="ro1">
          <table:table-cell office:value-type="string" calcext:value-type="string">
            <text:p>a058af65f6d53cdcf9f51691fca12a11845f346d</text:p>
          </table:table-cell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3.28" calcext:value-type="float">
            <text:p>13.28</text:p>
          </table:table-cell>
          <table:table-cell office:value-type="float" office:value="64.33" calcext:value-type="float">
            <text:p>64.33</text:p>
          </table:table-cell>
          <table:table-cell office:value-type="float" office:value="22.37" calcext:value-type="float">
            <text:p>22.3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0209c11d6a325637fc4832dfad2afadcb006c1</text:p>
          </table:table-cell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7.72" calcext:value-type="float">
            <text:p>37.72</text:p>
          </table:table-cell>
          <table:table-cell office:value-type="float" office:value="47.33" calcext:value-type="float">
            <text:p>47.33</text:p>
          </table:table-cell>
          <table:table-cell office:value-type="float" office:value="14.94" calcext:value-type="float">
            <text:p>14.9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0209c11d6a325637fc4832dfad2afadcb006c1</text:p>
          </table:table-cell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7.72" calcext:value-type="float">
            <text:p>37.72</text:p>
          </table:table-cell>
          <table:table-cell office:value-type="float" office:value="47.33" calcext:value-type="float">
            <text:p>47.33</text:p>
          </table:table-cell>
          <table:table-cell office:value-type="float" office:value="14.94" calcext:value-type="float">
            <text:p>14.9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ac951c6674695f002db0c87526d04ce89fa779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0.82" calcext:value-type="float">
            <text:p>30.82</text:p>
          </table:table-cell>
          <table:table-cell office:value-type="float" office:value="58.64" calcext:value-type="float">
            <text:p>58.64</text:p>
          </table:table-cell>
          <table:table-cell office:value-type="float" office:value="10.52" calcext:value-type="float">
            <text:p>10.5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ac951c6674695f002db0c87526d04ce89fa779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0.82" calcext:value-type="float">
            <text:p>30.82</text:p>
          </table:table-cell>
          <table:table-cell office:value-type="float" office:value="58.64" calcext:value-type="float">
            <text:p>58.64</text:p>
          </table:table-cell>
          <table:table-cell office:value-type="float" office:value="10.52" calcext:value-type="float">
            <text:p>10.5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8abc8aeb8527f577678b917e6ccb80ce69d705</text:p>
          </table:table-cell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1.96" calcext:value-type="float">
            <text:p>11.96</text:p>
          </table:table-cell>
          <table:table-cell office:value-type="float" office:value="77.99" calcext:value-type="float">
            <text:p>77.99</text:p>
          </table:table-cell>
          <table:table-cell office:value-type="float" office:value="10.04" calcext:value-type="float">
            <text:p>10.0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a9f9ec693763132cd5c9c276e71704de22b53b8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office:value-type="float" office:value="61.9" calcext:value-type="float">
            <text:p>61.9</text:p>
          </table:table-cell>
          <table:table-cell office:value-type="float" office:value="9.52" calcext:value-type="float">
            <text:p>9.5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e17764998bfdfcf7f56ac6ace267446d3c4b22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5.51" calcext:value-type="float">
            <text:p>35.51</text:p>
          </table:table-cell>
          <table:table-cell office:value-type="float" office:value="55.73" calcext:value-type="float">
            <text:p>55.73</text:p>
          </table:table-cell>
          <table:table-cell office:value-type="float" office:value="8.74" calcext:value-type="float">
            <text:p>8.7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256d2dc0dd515e2cb084f71bc75ffc61f5a2fd</text:p>
          </table:table-cell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4.57" calcext:value-type="float">
            <text:p>24.57</text:p>
          </table:table-cell>
          <table:table-cell office:value-type="float" office:value="68.68" calcext:value-type="float">
            <text:p>68.68</text:p>
          </table:table-cell>
          <table:table-cell office:value-type="float" office:value="6.73" calcext:value-type="float">
            <text:p>6.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aedc856f8531d29a0db7e03ad6669fd8e9cec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510230e91bda312e2e0eee74d553cd41e11f57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4.46" calcext:value-type="float">
            <text:p>24.46</text:p>
          </table:table-cell>
          <table:table-cell office:value-type="float" office:value="67.02" calcext:value-type="float">
            <text:p>67.02</text:p>
          </table:table-cell>
          <table:table-cell office:value-type="float" office:value="5.31" calcext:value-type="float">
            <text:p>5.3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e68d44cddc583d66ecccf0ca926d0e7208fbd7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2.92" calcext:value-type="float">
            <text:p>22.92</text:p>
          </table:table-cell>
          <table:table-cell office:value-type="float" office:value="74.52" calcext:value-type="float">
            <text:p>74.52</text:p>
          </table:table-cell>
          <table:table-cell office:value-type="float" office:value="2.54" calcext:value-type="float">
            <text:p>2.5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43641a459f606655229509073d88ab6191560c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.02" calcext:value-type="float">
            <text:p>21.02</text:p>
          </table:table-cell>
          <table:table-cell office:value-type="float" office:value="76.63" calcext:value-type="float">
            <text:p>76.63</text:p>
          </table:table-cell>
          <table:table-cell office:value-type="float" office:value="2.33" calcext:value-type="float">
            <text:p>2.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c3190fedb8328d6482fea67ae5ea2dd1f3f107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2.07" calcext:value-type="float">
            <text:p>22.07</text:p>
          </table:table-cell>
          <table:table-cell office:value-type="float" office:value="77.02" calcext:value-type="float">
            <text:p>77.02</text:p>
          </table:table-cell>
          <table:table-cell office:value-type="float" office:value="0.9" calcext:value-type="float">
            <text:p>0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eb34cc668bfc05650ffb860baf39aabbcacdc5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.4" calcext:value-type="float">
            <text:p>20.4</text:p>
          </table:table-cell>
          <table:table-cell office:value-type="float" office:value="79.59" calcext:value-type="float">
            <text:p>79.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43eab047ca4b0a0172e8a2a8b762cd10901c3d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1.73" calcext:value-type="float">
            <text:p>21.73</text:p>
          </table:table-cell>
          <table:table-cell office:value-type="float" office:value="78.26" calcext:value-type="float">
            <text:p>78.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f841bb13bddf909df9a3b08c6264d2723955b9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3.68" calcext:value-type="float">
            <text:p>23.68</text:p>
          </table:table-cell>
          <table:table-cell office:value-type="float" office:value="76.31" calcext:value-type="float">
            <text:p>76.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b7b1b6c2bb24ef107cda09dcf400f77626a208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.78" calcext:value-type="float">
            <text:p>25.78</text:p>
          </table:table-cell>
          <table:table-cell office:value-type="float" office:value="74.21" calcext:value-type="float">
            <text:p>74.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bb696f499f1d2218cd14f7af50124c729729d7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7.13" calcext:value-type="float">
            <text:p>27.13</text:p>
          </table:table-cell>
          <table:table-cell office:value-type="float" office:value="72.86" calcext:value-type="float">
            <text:p>72.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8f7992dd0c020f5583e6c2bb295fed1e7d6fae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7.27" calcext:value-type="float">
            <text:p>27.27</text:p>
          </table:table-cell>
          <table:table-cell office:value-type="float" office:value="72.72" calcext:value-type="float">
            <text:p>72.7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b57078594eb9fb3f8246cf7fb5fa253732bd70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1.03" calcext:value-type="float">
            <text:p>31.03</text:p>
          </table:table-cell>
          <table:table-cell office:value-type="float" office:value="68.96" calcext:value-type="float">
            <text:p>68.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b57078594eb9fb3f8246cf7fb5fa253732bd70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1.03" calcext:value-type="float">
            <text:p>31.03</text:p>
          </table:table-cell>
          <table:table-cell office:value-type="float" office:value="68.96" calcext:value-type="float">
            <text:p>68.9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21fb3f13fc5485e06484b1185b488e159fac39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2.75" calcext:value-type="float">
            <text:p>32.75</text:p>
          </table:table-cell>
          <table:table-cell office:value-type="float" office:value="67.24" calcext:value-type="float">
            <text:p>67.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a826cc7e12ef214fd849e2ccafc4f31306ecd0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8.15" calcext:value-type="float">
            <text:p>38.15</text:p>
          </table:table-cell>
          <table:table-cell office:value-type="float" office:value="61.84" calcext:value-type="float">
            <text:p>61.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dce7e21955e900b23c535ff846c8e06ee28471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.57" calcext:value-type="float">
            <text:p>38.57</text:p>
          </table:table-cell>
          <table:table-cell office:value-type="float" office:value="61.42" calcext:value-type="float">
            <text:p>61.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8a765a238ff39860a7b10c2bdc2f820dfe6cca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9.39" calcext:value-type="float">
            <text:p>39.39</text:p>
          </table:table-cell>
          <table:table-cell office:value-type="float" office:value="60.6" calcext:value-type="float">
            <text:p>60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34e263efdf4fe55522002007decbb30c164e1f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4.82" calcext:value-type="float">
            <text:p>44.82</text:p>
          </table:table-cell>
          <table:table-cell office:value-type="float" office:value="55.17" calcext:value-type="float">
            <text:p>55.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49413ec75647d3c9e2451f1a720134381c676d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7.11" calcext:value-type="float">
            <text:p>47.11</text:p>
          </table:table-cell>
          <table:table-cell office:value-type="float" office:value="52.88" calcext:value-type="float">
            <text:p>52.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3244eedf9c0608cb572bb1737aa2ed3a5cbd93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9.2" calcext:value-type="float">
            <text:p>49.2</text:p>
          </table:table-cell>
          <table:table-cell office:value-type="float" office:value="50.79" calcext:value-type="float">
            <text:p>50.7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6b9ec8b16a1b07285593590924c56cab640523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8404c5ef345b31a30e0a209047f99e930a0418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9.82" calcext:value-type="float">
            <text:p>39.82</text:p>
          </table:table-cell>
          <table:table-cell office:value-type="float" office:value="48.67" calcext:value-type="float">
            <text:p>48.6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6eef26e6ee82435787eb3732d6b9b1be8e34cc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bc38c530f9b22ee968a8803e92cef705359bcb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0.31" calcext:value-type="float">
            <text:p>60.31</text:p>
          </table:table-cell>
          <table:table-cell office:value-type="float" office:value="39.68" calcext:value-type="float">
            <text:p>39.6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82444cb0f8f0b36cacee483727a27a885f5d30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2.06" calcext:value-type="float">
            <text:p>62.06</text:p>
          </table:table-cell>
          <table:table-cell office:value-type="float" office:value="37.93" calcext:value-type="float">
            <text:p>37.9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53a07e36a190988ac4089eeae0881352678485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655c883ac21aa3417e574ce4acf46107d847b0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1.39" calcext:value-type="float">
            <text:p>81.39</text:p>
          </table:table-cell>
          <table:table-cell office:value-type="float" office:value="18.6" calcext:value-type="float">
            <text:p>18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0862602bfce39a1169b080b755a01d4123425e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8.37" calcext:value-type="float">
            <text:p>88.37</text:p>
          </table:table-cell>
          <table:table-cell office:value-type="float" office:value="11.62" calcext:value-type="float">
            <text:p>11.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8a352975198df588c0487ac2c6e2293232ef91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2.59" calcext:value-type="float">
            <text:p>92.59</text:p>
          </table:table-cell>
          <table:table-cell office:value-type="float" office:value="7.4" calcext:value-type="float">
            <text:p>7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137af8761b893fe7974340a67177ec33027b1c</text:p>
          </table:table-cell>
          <table:table-cell office:value-type="string" calcext:value-type="string">
            <text:p>interfac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6.87" calcext:value-type="float">
            <text:p>96.87</text:p>
          </table:table-cell>
          <table:table-cell office:value-type="float" office:value="3.12" calcext:value-type="float">
            <text:p>3.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a208c84e4563c3f29eacee2b95c752a2827516</text:p>
          </table:table-cell>
          <table:table-cell office:value-type="string" calcext:value-type="string">
            <text:p>conf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.57" calcext:value-type="float">
            <text:p>28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string" calcext:value-type="string">
            <text:p>a6074d459547b1340cb9a9f21f6e0b02d610f3da</text:p>
          </table:table-cell>
          <table:table-cell office:value-type="string" calcext:value-type="string">
            <text:p>confi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0.92" calcext:value-type="float">
            <text:p>50.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d7a4462a08bc5a06de6f0af5f16380299f9229</text:p>
          </table:table-cell>
          <table:table-cell office:value-type="string" calcext:value-type="string">
            <text:p>confi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5.35" calcext:value-type="float">
            <text:p>55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string" calcext:value-type="string">
            <text:p>7356cfbbcfd2cb4b92dab7b266cc3225ad877fdc</text:p>
          </table:table-cell>
          <table:table-cell office:value-type="string" calcext:value-type="string">
            <text:p>confi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59.09" calcext:value-type="float">
            <text:p>59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1">
          <table:table-cell office:value-type="string" calcext:value-type="string">
            <text:p>f8d7aba82a944a6797e5e3ebe5af05a9438f7f26</text:p>
          </table:table-cell>
          <table:table-cell office:value-type="string" calcext:value-type="string">
            <text:p>conf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f31f3a96a6158b5a14c38b064d9690535281da</text:p>
          </table:table-cell>
          <table:table-cell office:value-type="string" calcext:value-type="string">
            <text:p>confi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7.61" calcext:value-type="float">
            <text:p>47.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1">
          <table:table-cell office:value-type="string" calcext:value-type="string">
            <text:p>2756f5a019de502fcced015268b07180d9ec1ac3</text:p>
          </table:table-cell>
          <table:table-cell office:value-type="string" calcext:value-type="string">
            <text:p>bulk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954" calcext:value-type="float">
            <text:p>1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c05984ac7d460e87fd0235c9a6b60d6b510d15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6786" calcext:value-type="float">
            <text:p>56786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25" calcext:value-type="float">
            <text:p>97.25</text:p>
          </table:table-cell>
          <table:table-cell office:value-type="float" office:value="0.39" calcext:value-type="float">
            <text:p>0.3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88b8e01a2a0214711af1ba3e75625ef5e044ab</text:p>
          </table:table-cell>
          <table:table-cell office:value-type="string" calcext:value-type="string">
            <text:p>bulk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7b68cba696d6c315119689cd0b3441f76b4cf3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51" calcext:value-type="float">
            <text:p>1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.68" calcext:value-type="float">
            <text:p>97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2da7b4a7a1e74faefef9b3e7aa6bc47911868d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6" calcext:value-type="float">
            <text:p>9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.93" calcext:value-type="float">
            <text:p>90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caff9dad45302289c2d16d997eeec7d16d8190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4.5" calcext:value-type="float">
            <text:p>3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.78" calcext:value-type="float">
            <text:p>64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caff9dad45302289c2d16d997eeec7d16d8190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4.5" calcext:value-type="float">
            <text:p>34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.78" calcext:value-type="float">
            <text:p>64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5dbc242300913818564ba4d922f202bacd914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42.51" calcext:value-type="float">
            <text:p>42.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.03" calcext:value-type="float">
            <text:p>56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36cc64c234f6f2d7a74c85bdd7ba62705152c3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42" calcext:value-type="float">
            <text:p>50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.57" calcext:value-type="float">
            <text:p>49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aba01976f2e3ed279b5e74b01c1af5367ef13c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08" calcext:value-type="float">
            <text:p>58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.91" calcext:value-type="float">
            <text:p>41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9be3636b7c1cb728d43e622504b4e8f4ed7fa3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723" calcext:value-type="float">
            <text:p>1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52.69" calcext:value-type="float">
            <text:p>52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.49" calcext:value-type="float">
            <text:p>41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418b3c93f9b1ef87427261f3b24eb391c498f9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93" calcext:value-type="float">
            <text:p>58.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.06" calcext:value-type="float">
            <text:p>41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ae3fb19af0779ab16974e65ebaeed8cad306b7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50.88" calcext:value-type="float">
            <text:p>50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29" calcext:value-type="float">
            <text:p>38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192269f1143f549e5224415cb3010d4dd5923b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4" calcext:value-type="float">
            <text:p>52.24</text:p>
          </table:table-cell>
          <table:table-cell office:value-type="float" office:value="10.06" calcext:value-type="float">
            <text:p>1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68" calcext:value-type="float">
            <text:p>37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375cafdd62fee987cd3f58de670296acdbb335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6" calcext:value-type="float">
            <text:p>51.46</text:p>
          </table:table-cell>
          <table:table-cell office:value-type="float" office:value="10.98" calcext:value-type="float">
            <text:p>10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54" calcext:value-type="float">
            <text:p>37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1ead3a7e0ca1f8ecae0d56fc0951ffe6267128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653" calcext:value-type="float">
            <text:p>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24" calcext:value-type="float">
            <text:p>6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75" calcext:value-type="float">
            <text:p>35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1ead3a7e0ca1f8ecae0d56fc0951ffe6267128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653" calcext:value-type="float">
            <text:p>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24" calcext:value-type="float">
            <text:p>6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75" calcext:value-type="float">
            <text:p>35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d8f895f141f60538480d223033a8eac940ec3d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47.28" calcext:value-type="float">
            <text:p>47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21" calcext:value-type="float">
            <text:p>35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1e06c781269fff0981d044afcf8766726c921b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28.99" calcext:value-type="float">
            <text:p>28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67" calcext:value-type="float">
            <text:p>32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77ede8607a746d9cbb4eea0d56edaea3d816e4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.28" calcext:value-type="float">
            <text:p>29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ad46540c4948f552d935a15bd4b200eff45dfd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02" calcext:value-type="float">
            <text:p>54.02</text:p>
          </table:table-cell>
          <table:table-cell office:value-type="float" office:value="17.07" calcext:value-type="float">
            <text:p>17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89" calcext:value-type="float">
            <text:p>28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6655cda0cab2f398455072690e6241f253bc2d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7" calcext:value-type="float">
            <text:p>31.37</text:p>
          </table:table-cell>
          <table:table-cell office:value-type="float" office:value="46.45" calcext:value-type="float">
            <text:p>46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17" calcext:value-type="float">
            <text:p>2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6655cda0cab2f398455072690e6241f253bc2d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7" calcext:value-type="float">
            <text:p>31.37</text:p>
          </table:table-cell>
          <table:table-cell office:value-type="float" office:value="46.45" calcext:value-type="float">
            <text:p>46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17" calcext:value-type="float">
            <text:p>2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2569409b103e44effbbca7816c8d7730ae9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office:value-type="float" office:value="73.56" calcext:value-type="float">
            <text:p>73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26" calcext:value-type="float">
            <text:p>21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0342569409b103e44effbbca7816c8d7730ae9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office:value-type="float" office:value="73.56" calcext:value-type="float">
            <text:p>73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26" calcext:value-type="float">
            <text:p>21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35491f6f24c864d6351e74143f363a7ea62450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9" calcext:value-type="float">
            <text:p>83.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35491f6f24c864d6351e74143f363a7ea62450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97" calcext:value-type="float">
            <text:p>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9" calcext:value-type="float">
            <text:p>83.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8a774f910728712b9f35c2e30e33ac030d9562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7" calcext:value-type="float">
            <text:p>77.27</text:p>
          </table:table-cell>
          <table:table-cell office:value-type="float" office:value="8.9" calcext:value-type="float">
            <text:p>8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81" calcext:value-type="float">
            <text:p>13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a8cb4e7e1c3d43db630a91cc6ca144ef9a5e36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9" calcext:value-type="float">
            <text:p>47.49</text:p>
          </table:table-cell>
          <table:table-cell office:value-type="float" office:value="43.79" calcext:value-type="float">
            <text:p>43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1" calcext:value-type="float">
            <text:p>8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48940dca8720f4348ef9a4695d7f148492bec9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0642" calcext:value-type="float">
            <text:p>10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72" calcext:value-type="float">
            <text:p>91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27" calcext:value-type="float">
            <text:p>8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ecae6c003d3c7d1aff733d9248204a21d0f6eb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3.33" calcext:value-type="float">
            <text:p>73.33</text:p>
          </table:table-cell>
          <table:table-cell office:value-type="float" office:value="1.33" calcext:value-type="float">
            <text:p>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3" calcext:value-type="float">
            <text:p>7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42a6d3a234026d72d34d2427030fa82a143ef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69" calcext:value-type="float">
            <text:p>1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21" calcext:value-type="float">
            <text:p>54.21</text:p>
          </table:table-cell>
          <table:table-cell office:value-type="float" office:value="42.94" calcext:value-type="float">
            <text:p>42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d683c4b409308a100cb81c8346b07940f19328</text:p>
          </table:table-cell>
          <table:table-cell office:value-type="string" calcext:value-type="string">
            <text:p>bulk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5" calcext:value-type="float">
            <text:p>77.05</text:p>
          </table:table-cell>
          <table:table-cell office:value-type="float" office:value="20.26" calcext:value-type="float">
            <text:p>20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43acc69dd106901f7a044ab77e06f41397a1e2</text:p>
          </table:table-cell>
          <table:table-cell office:value-type="string" calcext:value-type="string">
            <text:p>bulk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45" calcext:value-type="float">
            <text:p>1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7" calcext:value-type="float">
            <text:p>98.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0b2888571d9c970962360d80a32c62bc2b3129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858" calcext:value-type="float">
            <text:p>1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38" calcext:value-type="float">
            <text:p>98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286660dcd4ca7baec7a36e1a958ed1ded040b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4.93" calcext:value-type="float">
            <text:p>24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d18024034df3967bebd95bb23de32538cf5e0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10276" calcext:value-type="float">
            <text:p>10276</text:p>
          </table:table-cell>
          <table:table-cell office:value-type="float" office:value="0" calcext:value-type="float">
            <text:p>0</text:p>
          </table:table-cell>
          <table:table-cell office:value-type="float" office:value="49.84" calcext:value-type="float">
            <text:p>49.84</text:p>
          </table:table-cell>
          <table:table-cell office:value-type="float" office:value="0.46" calcext:value-type="float">
            <text:p>0.46</text:p>
          </table:table-cell>
          <table:table-cell office:value-type="float" office:value="7.14" calcext:value-type="float">
            <text:p>7.14</text:p>
          </table:table-cell>
          <table:table-cell office:value-type="float" office:value="17.83" calcext:value-type="float">
            <text:p>17.8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5d7f8e7e13188197b7eb9041f25bf056aa9730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3596" calcext:value-type="float">
            <text:p>43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16b8c332e3267a83d187192ee886715d1a5c21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2932" calcext:value-type="float">
            <text:p>52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75" calcext:value-type="float">
            <text:p>99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16b8c332e3267a83d187192ee886715d1a5c21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2932" calcext:value-type="float">
            <text:p>52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75" calcext:value-type="float">
            <text:p>99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7f413d6b8f79ec789a37e325aaadd7a58fe33a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0317" calcext:value-type="float">
            <text:p>60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1" calcext:value-type="float">
            <text:p>99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9a1540b99cac00864f5c9fa253b67cbc7f63e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6492" calcext:value-type="float">
            <text:p>56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98.77" calcext:value-type="float">
            <text:p>98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c8449196a16bbe56f567f3991e12b2403e465d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43171" calcext:value-type="float">
            <text:p>443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c8449196a16bbe56f567f3991e12b2403e465d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43171" calcext:value-type="float">
            <text:p>443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80390de2b0c080de9a8ee95e99370c999f7963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327" calcext:value-type="float">
            <text:p>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90.17" calcext:value-type="float">
            <text:p>90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80390de2b0c080de9a8ee95e99370c999f7963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327" calcext:value-type="float">
            <text:p>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90.17" calcext:value-type="float">
            <text:p>90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3bbdf9b7b4dc4bb37ce2937756db08b52b2909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87358" calcext:value-type="float">
            <text:p>587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99.86" calcext:value-type="float">
            <text:p>99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d1b2c8d24cbbf79f497de10a5511db662b1fed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09695" calcext:value-type="float">
            <text:p>109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99.66" calcext:value-type="float">
            <text:p>99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3a0071e2afe494c1688e227317db8b4b4994ab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21015" calcext:value-type="float">
            <text:p>12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99.77" calcext:value-type="float">
            <text:p>99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3a0071e2afe494c1688e227317db8b4b4994ab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21015" calcext:value-type="float">
            <text:p>12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99.77" calcext:value-type="float">
            <text:p>99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3e514295b6f0ab84efb4198b9b1b6b29c8012b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37663" calcext:value-type="float">
            <text:p>137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6" calcext:value-type="float">
            <text:p>99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88ebb6332d245de063d8ace285d551905a2244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9808" calcext:value-type="float">
            <text:p>4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99.93" calcext:value-type="float">
            <text:p>99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88ebb6332d245de063d8ace285d551905a2244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9808" calcext:value-type="float">
            <text:p>4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99.93" calcext:value-type="float">
            <text:p>99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57584068abf98365be806c2d3d8d6fcd9dddcd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93423" calcext:value-type="float">
            <text:p>693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9.96" calcext:value-type="float">
            <text:p>99.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d9eb85ed182fb8ba5d3bdec0710bc52dcaeebe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040049" calcext:value-type="float">
            <text:p>1040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e75e1556fc410ef95f89267b5da1ae43c14e04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516950" calcext:value-type="float">
            <text:p>516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e75e1556fc410ef95f89267b5da1ae43c14e04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516950" calcext:value-type="float">
            <text:p>516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6e7046c73b81a456dbe95266dcfa480559905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78991" calcext:value-type="float">
            <text:p>478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7f0362254f758efd625869779f0db965b47400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2920" calcext:value-type="float">
            <text:p>32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4efbe62ad452e1809d035dea059388f367678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77" calcext:value-type="float">
            <text:p>2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b446ff81b12b7fa0b793370734a57b97e30b76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1" calcext:value-type="float">
            <text:p>1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9efa38912b02d64ffb73c684f086bd8bffb45d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47" calcext:value-type="float">
            <text:p>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57" calcext:value-type="float">
            <text:p>99.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4f13407eeb3bc9e2422c958661f19a1104341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37" calcext:value-type="float">
            <text:p>737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15" calcext:value-type="float">
            <text:p>97.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ca7289d48c017bbcc7e0e4f2db26b0c082c34a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677" calcext:value-type="float">
            <text:p>1677</text:p>
          </table:table-cell>
          <table:table-cell office:value-type="float" office:value="0.47" calcext:value-type="float">
            <text:p>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88" calcext:value-type="float">
            <text:p>95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07da36fcd087a813630e6fcebf4778ecd19b4a07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39" calcext:value-type="float">
            <text:p>4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39" calcext:value-type="float">
            <text:p>93.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3a5dd985a1b3bbd977848351f3a635c5ec1ffe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510" calcext:value-type="float">
            <text:p>45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69" calcext:value-type="float">
            <text:p>8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9" calcext:value-type="float">
            <text:p>9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eca43ee34f8c7d1c3524019715675db2b6dd0fa7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36" calcext:value-type="float">
            <text:p>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86" calcext:value-type="float">
            <text:p>26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13" calcext:value-type="float">
            <text:p>73.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339ac214984b1a6c834041009d7c047c4c2570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6" calcext:value-type="float">
            <text:p>236</text:p>
          </table:table-cell>
          <table:table-cell office:value-type="float" office:value="4.23" calcext:value-type="float">
            <text:p>4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55" calcext:value-type="float">
            <text:p>13.55</text:p>
          </table:table-cell>
          <table:table-cell office:value-type="float" office:value="41.52" calcext:value-type="float">
            <text:p>41.52</text:p>
          </table:table-cell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716a1f8265c08e7c8979a28f513abeaeb480870e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20" calcext:value-type="float">
            <text:p>1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68" calcext:value-type="float">
            <text:p>88.6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c5c35e663c19d370acfa78ac4b086212b4a33c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460" calcext:value-type="float">
            <text:p>446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16" calcext:value-type="float">
            <text:p>9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8" calcext:value-type="float">
            <text:p>6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59d6e753f88f22652b281e22648ba50acf5eaaaf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695" calcext:value-type="float">
            <text:p>1869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41" calcext:value-type="float">
            <text:p>9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7a5c7d35e6539d728a7b9d261aa10efe2ad14a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904" calcext:value-type="float">
            <text:p>6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47" calcext:value-type="float">
            <text:p>98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5e6e8434b7091facf7e76e9b7ae74c181cb269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281" calcext:value-type="float">
            <text:p>10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38" calcext:value-type="float">
            <text:p>9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5e6e8434b7091facf7e76e9b7ae74c181cb269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281" calcext:value-type="float">
            <text:p>10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38" calcext:value-type="float">
            <text:p>9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5e6e8434b7091facf7e76e9b7ae74c181cb269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281" calcext:value-type="float">
            <text:p>10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38" calcext:value-type="float">
            <text:p>9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ef502380cc46c83a86f71a86b805136bceaf89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6" calcext:value-type="float">
            <text:p>9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d5ba9495fa07d46fc110c37cf6a0581a8b5ea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34918" calcext:value-type="float">
            <text:p>34918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15.73" calcext:value-type="float">
            <text:p>15.73</text:p>
          </table:table-cell>
          <table:table-cell office:value-type="float" office:value="77.81" calcext:value-type="float">
            <text:p>77.81</text:p>
          </table:table-cell>
          <table:table-cell office:value-type="float" office:value="0.84" calcext:value-type="float">
            <text:p>0.84</text:p>
          </table:table-cell>
          <table:table-cell office:value-type="float" office:value="0.57" calcext:value-type="float">
            <text:p>0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bd5ba9495fa07d46fc110c37cf6a0581a8b5ea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34918" calcext:value-type="float">
            <text:p>34918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15.73" calcext:value-type="float">
            <text:p>15.73</text:p>
          </table:table-cell>
          <table:table-cell office:value-type="float" office:value="77.81" calcext:value-type="float">
            <text:p>77.81</text:p>
          </table:table-cell>
          <table:table-cell office:value-type="float" office:value="0.84" calcext:value-type="float">
            <text:p>0.84</text:p>
          </table:table-cell>
          <table:table-cell office:value-type="float" office:value="0.57" calcext:value-type="float">
            <text:p>0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7b1403c8546c09f657bc68cf6307f02641c67899</text:p>
          </table:table-cell>
          <table:table-cell office:value-type="string" calcext:value-type="string">
            <text:p>bulk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13665" calcext:value-type="float">
            <text:p>13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7" calcext:value-type="float">
            <text:p>9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bfef77e552666f5cb08de0aa12a3094aa194eb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18" calcext:value-type="float">
            <text:p>19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bfef77e552666f5cb08de0aa12a3094aa194eb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18" calcext:value-type="float">
            <text:p>19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05b8fdb5eeef0aa180447bf85a5826173f9418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11" calcext:value-type="float">
            <text:p>17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75de4e361cb62c8dc45e6e162139c77f6d5a45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695" calcext:value-type="float">
            <text:p>2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99.85" calcext:value-type="float">
            <text:p>99.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9d21c16473a5e568d573834f85d9684bfdfca4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705" calcext:value-type="float">
            <text:p>2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99.77" calcext:value-type="float">
            <text:p>99.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d461c7e9c123546e8cb3ee0d16238763bceac1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07" calcext:value-type="float">
            <text:p>1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99.75" calcext:value-type="float">
            <text:p>99.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50788600a9167a0050dfde8b409fa45dd1ed17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98" calcext:value-type="float">
            <text:p>1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.74" calcext:value-type="float">
            <text:p>99.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b1b012a12e21e63955e4a3dbea6a5dfcee8c16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87" calcext:value-type="float">
            <text:p>1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.74" calcext:value-type="float">
            <text:p>99.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2251fdc97a9b096f7ded20adf4b5e10c9b34e0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72" calcext:value-type="float">
            <text:p>1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.74" calcext:value-type="float">
            <text:p>99.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68388d17c74dc3efe160e6e4bbdee8417e3a43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52" calcext:value-type="float">
            <text:p>1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99.72" calcext:value-type="float">
            <text:p>99.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b6897c03692c631dc37c2898eb0baef0f8daa9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62" calcext:value-type="float">
            <text:p>1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99.7" calcext:value-type="float">
            <text:p>99.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12807ab69fbf760d598fdb012d8b7e2e8f5b17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20" calcext:value-type="float">
            <text:p>1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99.67" calcext:value-type="float">
            <text:p>99.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0b5c6779ec280ad4d0f19e0adb9eeb9cd7a9e0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05" calcext:value-type="float">
            <text:p>1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99.66" calcext:value-type="float">
            <text:p>99.6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1c3925ba1c80003214deda3d1d734c051f995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99.65" calcext:value-type="float">
            <text:p>99.6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366e811828ee9d6bdd2def1f17ce0cf1d6ce6e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23" calcext:value-type="float">
            <text:p>14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1" calcext:value-type="float">
            <text:p>76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1">
          <table:table-cell office:value-type="string" calcext:value-type="string">
            <text:p>1e5c024e800b62be7a9bcd850b41d75666d383d6</text:p>
          </table:table-cell>
          <table:table-cell office:value-type="string" calcext:value-type="string">
            <text:p>bulk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89" calcext:value-type="float">
            <text:p>75.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1d4917817aa01bb11d71d0bd117092e3b5e9d020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41" calcext:value-type="float">
            <text:p>63.41</text:p>
          </table:table-cell>
          <table:table-cell office:value-type="float" office:value="27.98" calcext:value-type="float">
            <text:p>27.98</text:p>
          </table:table-cell>
          <table:table-cell office:value-type="float" office:value="7.06" calcext:value-type="float">
            <text:p>7.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da16327b0c17299530725445204ed31a50d22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  <table:table-cell office:value-type="float" office:value="43.81" calcext:value-type="float">
            <text:p>43.81</text:p>
          </table:table-cell>
          <table:table-cell office:value-type="float" office:value="2.43" calcext:value-type="float">
            <text:p>2.43</text:p>
          </table:table-cell>
          <table:table-cell office:value-type="float" office:value="23.96" calcext:value-type="float">
            <text:p>23.96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ccfc635ea62e60283baafac15ebc0977098e58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5612" calcext:value-type="float">
            <text:p>4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98.87" calcext:value-type="float">
            <text:p>98.87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ccfc635ea62e60283baafac15ebc0977098e58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5612" calcext:value-type="float">
            <text:p>4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98.87" calcext:value-type="float">
            <text:p>98.87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31e835e2c4a3f3aec2f6f4397d9419b93e1a20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21850" calcext:value-type="float">
            <text:p>621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3db12fd6f9a3c530a00fda5223cb420b96afb9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48774" calcext:value-type="float">
            <text:p>248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50462ba02b481b03d56241e4cd9e829c76bb7c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6378" calcext:value-type="float">
            <text:p>86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5647b65ff9aaf55801078f5e7fd2c4672d9a61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872" calcext:value-type="float">
            <text:p>31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28f866e9f12c3a86f1f739e215d4ef26333041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902" calcext:value-type="float">
            <text:p>11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344580ed86b4f3aaa10c6345fc9cd8decf5cc4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537" calcext:value-type="float">
            <text:p>11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457d3d4a18cf5cde7ed4f42244a4db3387a840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188" calcext:value-type="float">
            <text:p>11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457d3d4a18cf5cde7ed4f42244a4db3387a840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188" calcext:value-type="float">
            <text:p>11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c8af0d6c697b582620e8bc81460cfd5f216979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397" calcext:value-type="float">
            <text:p>8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4676422c72db22d6d5c0130273d20684f3fab5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33" calcext:value-type="float">
            <text:p>5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795ba79ce0d3dc223834d94155ae6fac64557c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02" calcext:value-type="float">
            <text:p>5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4af2e67419e4ba7233481e3839873cceb7f596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89" calcext:value-type="float">
            <text:p>4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fa4dd2bc430fd378b87622414a0bb3774817d0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93" calcext:value-type="float">
            <text:p>3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ca6cfdd3dacbf69328cba47a7ed123028d287a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487" calcext:value-type="float">
            <text:p>3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edfafca2073d6153e5834b7a843459c6756ae9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481" calcext:value-type="float">
            <text:p>3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2fe9809ea010d8b376cb1e3009a2cd9a3d561d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70" calcext:value-type="float">
            <text:p>3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fd6ebc9ca4757467cf9f37b7162482db491757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17" calcext:value-type="float">
            <text:p>3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3a0a61665db18ebccd9b23811bd6217809c47b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31" calcext:value-type="float">
            <text:p>2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f02b37588d2e1c35acd57b26c7161ba729b930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30" calcext:value-type="float">
            <text:p>2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e3936fe42d49c25069a8f8592c4f35866fdb7c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11" calcext:value-type="float">
            <text:p>1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4590fe90241f2ed97cf0ef70bc07b5c1d0e108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95" calcext:value-type="float">
            <text:p>1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65fae4a8797f644a7b383f2648336bd1873853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43" calcext:value-type="float">
            <text:p>1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88b4d81fa4ae037c3189a0ad883064b75aae83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46" calcext:value-type="float">
            <text:p>1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bdba8389a48a6e6098c01679b42a00c7a3808a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337994" calcext:value-type="float">
            <text:p>2337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1fdab2e43b1b39c827ed1d77b49ad11688436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44845" calcext:value-type="float">
            <text:p>744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ff77329b06a9009441a54304c10d7456e98d9d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87308" calcext:value-type="float">
            <text:p>587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5d28b11914a6c437648258a0e50845dca5490d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75078" calcext:value-type="float">
            <text:p>575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f85f6392bf2e12f95d834dfde0159af519718c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3423" calcext:value-type="float">
            <text:p>133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f04a4023bfdefb95b6b0c1e7c57e066606e11e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3186" calcext:value-type="float">
            <text:p>73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6ad13d842489ca98207b220c6654534a9382e9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303" calcext:value-type="float">
            <text:p>46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59757a1d1a61e2ac5972073ff7482fc0e96f23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435" calcext:value-type="float">
            <text:p>41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8dd5eb554981843b35d902fab624dc7a61dc67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62995" calcext:value-type="float">
            <text:p>762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9.98" calcext:value-type="float">
            <text:p>99.9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8dd5eb554981843b35d902fab624dc7a61dc67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62995" calcext:value-type="float">
            <text:p>762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9.98" calcext:value-type="float">
            <text:p>99.9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78025eee9bd1915b79fe1d95eaf9877b3d2ee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389" calcext:value-type="float">
            <text:p>2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9.98" calcext:value-type="float">
            <text:p>99.9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fc322b5c791290d70d2460a329fa90113d714a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90" calcext:value-type="float">
            <text:p>4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99.93" calcext:value-type="float">
            <text:p>99.9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fc322b5c791290d70d2460a329fa90113d714a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90" calcext:value-type="float">
            <text:p>4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99.93" calcext:value-type="float">
            <text:p>99.9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eecce7f98eba2cfe176cfc24506359e4be3149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421" calcext:value-type="float">
            <text:p>1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99.92" calcext:value-type="float">
            <text:p>99.9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b7146812e058c16ec64369aeec064adc6d214c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1195" calcext:value-type="float">
            <text:p>81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99.91" calcext:value-type="float">
            <text:p>99.9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f30108a7f95adf442f59b2f767fcfbcf4767ad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25" calcext:value-type="float">
            <text:p>3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99.84" calcext:value-type="float">
            <text:p>99.8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e102e6a6fa597fc9540d169428030db52efcad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99.71" calcext:value-type="float">
            <text:p>99.7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8f31ced319a18431e1f25db11e1bb584a56d4e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9.69" calcext:value-type="float">
            <text:p>99.6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64699bf9eccae4fada5fb97ac63a7cd841f9b4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89987" calcext:value-type="float">
            <text:p>89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99.66" calcext:value-type="float">
            <text:p>99.6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7eab9792af5dbc37a033c5ae43129748fff42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269" calcext:value-type="float">
            <text:p>10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99.52" calcext:value-type="float">
            <text:p>99.5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6ac219f3a12d4a41d3569299e84b7b895bae5d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3274" calcext:value-type="float">
            <text:p>43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99.19" calcext:value-type="float">
            <text:p>99.1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2f453985948d57586e6f7d504995304868c4a5</text:p>
          </table:table-cell>
          <table:table-cell office:value-type="string" calcext:value-type="string">
            <text:p>bulk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261" calcext:value-type="float">
            <text:p>5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98.66" calcext:value-type="float">
            <text:p>98.6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19491ed2512c1c774d163c079c82392d9ecbf4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2177" calcext:value-type="float">
            <text:p>1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98.53" calcext:value-type="float">
            <text:p>98.5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2b992e84a0c6f8723db3a6f5a8395e71bdd4f9</text:p>
          </table:table-cell>
          <table:table-cell office:value-type="string" calcext:value-type="string">
            <text:p>bul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7017" calcext:value-type="float">
            <text:p>6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98.27" calcext:value-type="float">
            <text:p>98.2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810168aaf6c8c26bbba22f378ef9240cbf030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1.93" calcext:value-type="float">
            <text:p>11.93</text:p>
          </table:table-cell>
          <table:table-cell office:value-type="float" office:value="86.93" calcext:value-type="float">
            <text:p>86.9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be62a6b16375c3160f6ac2b712b3e2ffa91b3e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153" calcext:value-type="float">
            <text:p>1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6" calcext:value-type="float">
            <text:p>15.26</text:p>
          </table:table-cell>
          <table:table-cell office:value-type="float" office:value="84.73" calcext:value-type="float">
            <text:p>84.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547533a5315f9164d16377c1ab0a95eb2450a4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9" calcext:value-type="float">
            <text:p>27.59</text:p>
          </table:table-cell>
          <table:table-cell office:value-type="float" office:value="72.4" calcext:value-type="float">
            <text:p>72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547533a5315f9164d16377c1ab0a95eb2450a4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9" calcext:value-type="float">
            <text:p>27.59</text:p>
          </table:table-cell>
          <table:table-cell office:value-type="float" office:value="72.4" calcext:value-type="float">
            <text:p>72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5a58dfcf5587f4573c31ef171de59abfa7299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31" calcext:value-type="float">
            <text:p>37.31</text:p>
          </table:table-cell>
          <table:table-cell office:value-type="float" office:value="62.68" calcext:value-type="float">
            <text:p>62.6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61e586da60e06b9ab47021cf002d193830c4bd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9" calcext:value-type="float">
            <text:p>44.49</text:p>
          </table:table-cell>
          <table:table-cell office:value-type="float" office:value="55.5" calcext:value-type="float">
            <text:p>55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6f91b861bc165ce8934cb2905d8a85ec5bfba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86" calcext:value-type="float">
            <text:p>56.86</text:p>
          </table:table-cell>
          <table:table-cell office:value-type="float" office:value="43.13" calcext:value-type="float">
            <text:p>43.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297800da1149bb3143e8dde3177b29304de716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9.76" calcext:value-type="float">
            <text:p>19.76</text:p>
          </table:table-cell>
          <table:table-cell office:value-type="float" office:value="37.3" calcext:value-type="float">
            <text:p>37.3</text:p>
          </table:table-cell>
          <table:table-cell office:value-type="float" office:value="42.92" calcext:value-type="float">
            <text:p>42.9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453623d250f4d732db8d6eb4f5f48c1c8740b3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8.53" calcext:value-type="float">
            <text:p>8.53</text:p>
          </table:table-cell>
          <table:table-cell office:value-type="float" office:value="79.05" calcext:value-type="float">
            <text:p>79.05</text:p>
          </table:table-cell>
          <table:table-cell office:value-type="float" office:value="12.4" calcext:value-type="float">
            <text:p>12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b1a332615a2bc33ef47ae7092ca78593eed7a2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89.41" calcext:value-type="float">
            <text:p>89.41</text:p>
          </table:table-cell>
          <table:table-cell office:value-type="float" office:value="6.23" calcext:value-type="float">
            <text:p>6.2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b1a332615a2bc33ef47ae7092ca78593eed7a2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.35</text:p>
          </table:table-cell>
          <table:table-cell office:value-type="float" office:value="89.41" calcext:value-type="float">
            <text:p>89.41</text:p>
          </table:table-cell>
          <table:table-cell office:value-type="float" office:value="6.23" calcext:value-type="float">
            <text:p>6.2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f9bf0176f8f80f987040eed0fd97ad6dfad5e70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85.97" calcext:value-type="float">
            <text:p>85.97</text:p>
          </table:table-cell>
          <table:table-cell office:value-type="float" office:value="4.42" calcext:value-type="float">
            <text:p>4.4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59fd9b502a35fe8ebc89a081e2b8e14bea04da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3892" calcext:value-type="float">
            <text:p>3892</text:p>
          </table:table-cell>
          <table:table-cell office:value-type="float" office:value="0" calcext:value-type="float">
            <text:p>0</text:p>
          </table:table-cell>
          <table:table-cell office:value-type="float" office:value="58.27" calcext:value-type="float">
            <text:p>58.27</text:p>
          </table:table-cell>
          <table:table-cell office:value-type="float" office:value="0" calcext:value-type="float">
            <text:p>0</text:p>
          </table:table-cell>
          <table:table-cell office:value-type="float" office:value="3.59" calcext:value-type="float">
            <text:p>3.5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1782a800d03a194268671b03c39c21446f37a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513" calcext:value-type="float">
            <text:p>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5" calcext:value-type="float">
            <text:p>97.95</text:p>
          </table:table-cell>
          <table:table-cell office:value-type="float" office:value="1.45" calcext:value-type="float">
            <text:p>1.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1782a800d03a194268671b03c39c21446f37ac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513" calcext:value-type="float">
            <text:p>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5" calcext:value-type="float">
            <text:p>97.95</text:p>
          </table:table-cell>
          <table:table-cell office:value-type="float" office:value="1.45" calcext:value-type="float">
            <text:p>1.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85d54dd3081d415a39bbb420bdbd620570b78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97.24" calcext:value-type="float">
            <text:p>97.24</text:p>
          </table:table-cell>
          <table:table-cell office:value-type="float" office:value="1.45" calcext:value-type="float">
            <text:p>1.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80c4df78d304b30b1261cebcba2b99b9f1cf64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77.43" calcext:value-type="float">
            <text:p>77.43</text:p>
          </table:table-cell>
          <table:table-cell office:value-type="float" office:value="1.16" calcext:value-type="float">
            <text:p>1.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80c4df78d304b30b1261cebcba2b99b9f1cf64</text:p>
          </table:table-cell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77.43" calcext:value-type="float">
            <text:p>77.43</text:p>
          </table:table-cell>
          <table:table-cell office:value-type="float" office:value="1.16" calcext:value-type="float">
            <text:p>1.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bd09c615e6526cf8f49910c3cb4e2286be0782</text:p>
          </table:table-cell>
          <table:table-cell office:value-type="string" calcext:value-type="string">
            <text:p>bulk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89" calcext:value-type="float">
            <text:p>1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5" calcext:value-type="float">
            <text:p>99.05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b516e9587938031e58c3027a21edf8eab10aecc1</text:p>
          </table:table-cell>
          <table:table-cell office:value-type="string" calcext:value-type="string">
            <text:p>bulk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9cdcd9dafa5c66cf6362d74ffe4b0612809051</text:p>
          </table:table-cell>
          <table:table-cell office:value-type="string" calcext:value-type="string">
            <text:p>bulk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36a1019dd34e8dfd54ee5662c8ebdf08a66122</text:p>
          </table:table-cell>
          <table:table-cell office:value-type="string" calcext:value-type="string">
            <text:p>big_solidit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8" calcext:value-type="float">
            <text:p>5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825d3df080ff3013d79df4ae95ac1b28559c86</text:p>
          </table:table-cell>
          <table:table-cell office:value-type="string" calcext:value-type="string">
            <text:p>big_solidi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07a7e7a5bfb215ba5bdf96e8fab75c6bd4a60c</text:p>
          </table:table-cell>
          <table:table-cell office:value-type="string" calcext:value-type="string">
            <text:p>big_solidit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82910c201573eb8f4eac07bbcdc90b62fa51c7</text:p>
          </table:table-cell>
          <table:table-cell office:value-type="string" calcext:value-type="string">
            <text:p>big_solidit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5" calcext:value-type="float">
            <text:p>5.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.04" calcext:value-type="float">
            <text:p>94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00422b3b74819002cf15f76fe88d7a9414ceaa</text:p>
          </table:table-cell>
          <table:table-cell office:value-type="string" calcext:value-type="string">
            <text:p>big_solidity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9" calcext:value-type="float">
            <text:p>11.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8e6d4c1e851253243a65b0019405139f625484</text:p>
          </table:table-cell>
          <table:table-cell office:value-type="string" calcext:value-type="string">
            <text:p>big_p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26e52bb410e4b64c4d4de8bb2312fda58ec20d</text:p>
          </table:table-cell>
          <table:table-cell office:value-type="string" calcext:value-type="string">
            <text:p>big_p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7" calcext:value-type="float">
            <text:p>5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1c31b3a68dfcfb0cf766ccddb172499b125ade</text:p>
          </table:table-cell>
          <table:table-cell office:value-type="string" calcext:value-type="string">
            <text:p>big_p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3758eab4980e24c5d83cf867fefcdae0270418</text:p>
          </table:table-cell>
          <table:table-cell office:value-type="string" calcext:value-type="string">
            <text:p>big_p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71b90960477d748a8752ab1f0b8efdc780d678</text:p>
          </table:table-cell>
          <table:table-cell office:value-type="string" calcext:value-type="string">
            <text:p>big_py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68" calcext:value-type="float">
            <text:p>868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1" calcext:value-type="float">
            <text:p>1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09" calcext:value-type="float">
            <text:p>87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92872da32231faf3ace58153e0739d1f9505cdb3</text:p>
          </table:table-cell>
          <table:table-cell office:value-type="string" calcext:value-type="string">
            <text:p>big_markdown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b1837dc791e321a2c2b472b05e76e5388221a8</text:p>
          </table:table-cell>
          <table:table-cell office:value-type="string" calcext:value-type="string">
            <text:p>big_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cf509600df6f262e0a3f25b5beca5956f6a10d</text:p>
          </table:table-cell>
          <table:table-cell office:value-type="string" calcext:value-type="string">
            <text:p>big_markdow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634042411512d77e39ea9840359ec24b8a1ff</text:p>
          </table:table-cell>
          <table:table-cell office:value-type="string" calcext:value-type="string">
            <text:p>big_markdow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a0b0d8a2f34ae08e37de1b21c7edc5d52a83ae</text:p>
          </table:table-cell>
          <table:table-cell office:value-type="string" calcext:value-type="string">
            <text:p>big_markdow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99.39" calcext:value-type="float">
            <text:p>99.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23d34681bdad76db1b475fd023ce79b22b6e2</text:p>
          </table:table-cell>
          <table:table-cell office:value-type="string" calcext:value-type="string">
            <text:p>big_markdow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07" calcext:value-type="float">
            <text:p>83.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.92" calcext:value-type="float">
            <text:p>16.92</text:p>
          </table:table-cell>
        </table:table-row>
        <table:table-row table:style-name="ro1">
          <table:table-cell office:value-type="string" calcext:value-type="string">
            <text:p>20a1a75bf8435e3dcde6de3955e565c1d963fe68</text:p>
          </table:table-cell>
          <table:table-cell office:value-type="string" calcext:value-type="string">
            <text:p>big_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23" calcext:value-type="float">
            <text:p>99.23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a54d514300378b15d53b585f89d697ced86f0</text:p>
          </table:table-cell>
          <table:table-cell office:value-type="string" calcext:value-type="string">
            <text:p>big_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9" calcext:value-type="float">
            <text:p>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a54d514300378b15d53b585f89d697ced86f0</text:p>
          </table:table-cell>
          <table:table-cell office:value-type="string" calcext:value-type="string">
            <text:p>big_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9" calcext:value-type="float">
            <text:p>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48aba35cd95ec73a068a70b69af2c0b6978124</text:p>
          </table:table-cell>
          <table:table-cell office:value-type="string" calcext:value-type="string">
            <text:p>big_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672ac14acfdc59b8eda09585705871767237d4</text:p>
          </table:table-cell>
          <table:table-cell office:value-type="string" calcext:value-type="string">
            <text:p>big_js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29924c738d44086ddb867ad15bd51d4b247d6</text:p>
          </table:table-cell>
          <table:table-cell office:value-type="string" calcext:value-type="string">
            <text:p>big_js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06" calcext:value-type="float">
            <text:p>1.06</text:p>
          </table:table-cell>
          <table:table-cell office:value-type="float" office:value="97.22" calcext:value-type="float">
            <text:p>97.2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96a8e24f8469e2590ccdab13c45c8c3a942a8e</text:p>
          </table:table-cell>
          <table:table-cell office:value-type="string" calcext:value-type="string">
            <text:p>big_js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office:value-type="float" office:value="95.85" calcext:value-type="float">
            <text:p>95.8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bc5a2b87537ae4d1e6fd026654ebcfe043ef07</text:p>
          </table:table-cell>
          <table:table-cell office:value-type="string" calcext:value-type="string">
            <text:p>big_j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office:value-type="float" office:value="95.56" calcext:value-type="float">
            <text:p>95.5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c8bc28968e228e1ac0e1dce4eb9e7949e5a619</text:p>
          </table:table-cell>
          <table:table-cell office:value-type="string" calcext:value-type="string">
            <text:p>big_js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.81" calcext:value-type="float">
            <text:p>4.81</text:p>
          </table:table-cell>
          <table:table-cell office:value-type="float" office:value="7.63" calcext:value-type="float">
            <text:p>7.63</text:p>
          </table:table-cell>
          <table:table-cell office:value-type="float" office:value="87.55" calcext:value-type="float">
            <text:p>87.5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c8bc28968e228e1ac0e1dce4eb9e7949e5a619</text:p>
          </table:table-cell>
          <table:table-cell office:value-type="string" calcext:value-type="string">
            <text:p>big_js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.81" calcext:value-type="float">
            <text:p>4.81</text:p>
          </table:table-cell>
          <table:table-cell office:value-type="float" office:value="7.63" calcext:value-type="float">
            <text:p>7.63</text:p>
          </table:table-cell>
          <table:table-cell office:value-type="float" office:value="87.55" calcext:value-type="float">
            <text:p>87.5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c8bc28968e228e1ac0e1dce4eb9e7949e5a619</text:p>
          </table:table-cell>
          <table:table-cell office:value-type="string" calcext:value-type="string">
            <text:p>big_js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.81" calcext:value-type="float">
            <text:p>4.81</text:p>
          </table:table-cell>
          <table:table-cell office:value-type="float" office:value="7.63" calcext:value-type="float">
            <text:p>7.63</text:p>
          </table:table-cell>
          <table:table-cell office:value-type="float" office:value="87.55" calcext:value-type="float">
            <text:p>87.5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e774ea8e12fa6faaa02f5f76f5272c9ceb6a05</text:p>
          </table:table-cell>
          <table:table-cell office:value-type="string" calcext:value-type="string">
            <text:p>big_j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12" calcext:value-type="float">
            <text:p>8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.87" calcext:value-type="float">
            <text:p>17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e774ea8e12fa6faaa02f5f76f5272c9ceb6a05</text:p>
          </table:table-cell>
          <table:table-cell office:value-type="string" calcext:value-type="string">
            <text:p>big_j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12" calcext:value-type="float">
            <text:p>8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.87" calcext:value-type="float">
            <text:p>17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9eeb5f9d7d03c651631b93332b37bad88ad55b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25" calcext:value-type="float">
            <text:p>86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.75" calcext:value-type="float">
            <text:p>1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574e7ab5ff7e0be0b0d80bd61313831f834f73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54" calcext:value-type="float">
            <text:p>97.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e0af7d63ba40cb08cf07deca3072a9483b12b3</text:p>
          </table:table-cell>
          <table:table-cell office:value-type="string" calcext:value-type="string">
            <text:p>big_j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80.03" calcext:value-type="float">
            <text:p>80.03</text:p>
          </table:table-cell>
          <table:table-cell office:value-type="float" office:value="15.97" calcext:value-type="float">
            <text:p>15.9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e0af7d63ba40cb08cf07deca3072a9483b12b3</text:p>
          </table:table-cell>
          <table:table-cell office:value-type="string" calcext:value-type="string">
            <text:p>big_j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80.03" calcext:value-type="float">
            <text:p>80.03</text:p>
          </table:table-cell>
          <table:table-cell office:value-type="float" office:value="15.97" calcext:value-type="float">
            <text:p>15.9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45f723e93e7847897f522868785ecc9f94967f</text:p>
          </table:table-cell>
          <table:table-cell office:value-type="string" calcext:value-type="string">
            <text:p>big_j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90.99" calcext:value-type="float">
            <text:p>90.99</text:p>
          </table:table-cell>
          <table:table-cell office:value-type="float" office:value="7.2" calcext:value-type="float">
            <text:p>7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45f723e93e7847897f522868785ecc9f94967f</text:p>
          </table:table-cell>
          <table:table-cell office:value-type="string" calcext:value-type="string">
            <text:p>big_j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90.99" calcext:value-type="float">
            <text:p>90.99</text:p>
          </table:table-cell>
          <table:table-cell office:value-type="float" office:value="7.2" calcext:value-type="float">
            <text:p>7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43ae058f0a69839833e7be6050dc7a23618b98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43ae058f0a69839833e7be6050dc7a23618b98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7a56c1e102c8666e7d44fcc2ed7e50ffc462f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db653cd383b9cc299abb0bb2b98147b0cac9e6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f767dae9e727d457d99169e899f1315d39d9d1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c75d9314f908b508c39fc5d51d96f3143f1dc6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98dc777aeec29dda49fe57c318146164b313b8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98dc777aeec29dda49fe57c318146164b313b8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f19245efa67f1d4b55f7310392732a31b10eb0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f19245efa67f1d4b55f7310392732a31b10eb0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80bee0076f740ec4e46d5c8c0831c8cd0bee59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a2027b4c8547a07a415de14d238aeaebbf3c4a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833fe7e2f87f24b8c34ca1f8ef019a4ee5b9e0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fe920150df1e6fcd5db2eaace95d662653d18f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13a760bda7a9952bbb3c4d7d4cd8b482a23521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ad4cc160b6e398cc2329e6967a2fade0dc4c71</text:p>
          </table:table-cell>
          <table:table-cell office:value-type="string" calcext:value-type="string">
            <text:p>big_j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f1c884de1ad8501d486bf9470b88e019e12350</text:p>
          </table:table-cell>
          <table:table-cell office:value-type="string" calcext:value-type="string">
            <text:p>big_js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6.51" calcext:value-type="float">
            <text:p>6.51</text:p>
          </table:table-cell>
          <table:table-cell office:value-type="float" office:value="93.48" calcext:value-type="float">
            <text:p>93.48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ommit_labeling.A1:commit_labeling.P60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7T13:39:32.950822261</dc:date>
    <meta:editing-duration>PT26M38S</meta:editing-duration>
    <meta:editing-cycles>4</meta:editing-cycles>
    <meta:generator>LibreOffice/6.4.7.2$Linux_X86_64 LibreOffice_project/40$Build-2</meta:generator>
    <meta:document-statistic meta:table-count="1" meta:cell-count="9616" meta:object-count="0"/>
  </office:meta>
</office:document-meta>
</file>